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2.8600000000000003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2.446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2.8600000000000003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2.446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32.385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68823.0"/>
          <table:table-cell office:value-type="float" office:value="483993.0"/>
          <table:table-cell office:value-type="float" office:value="0.0"/>
          <table:table-cell office:value-type="float" office:value="0.0"/>
          <table:table-cell office:value-type="float" office:value="11.281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2411.0"/>
          <table:table-cell office:value-type="float" office:value="168992.0"/>
          <table:table-cell office:value-type="float" office:value="0.0"/>
          <table:table-cell office:value-type="float" office:value="0.0"/>
          <table:table-cell office:value-type="float" office:value="2.06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404.0"/>
          <table:table-cell office:value-type="float" office:value="0.0"/>
          <table:table-cell office:value-type="float" office:value="0.0"/>
          <table:table-cell table:formula="of:=MIN([.$B3];[.$J3];[.$R3])" office:value-type="float"/>
          <table:table-cell table:formula="of:=MIN([.$C3];[.$K3];[.$S3])" office:value-type="float"/>
          <table:table-cell table:formula="of:=MIN([.$D3];[.$L3];[.$T3])" office:value-type="float"/>
          <table:table-cell table:formula="of:=MIN([.$E3];[.$M3];[.$U3])" office:value-type="float"/>
          <table:table-cell table:formula="of:=MIN([.$F3];[.$N3];[.$V3])" office:value-type="float"/>
          <table:table-cell table:formula="of:=MIN([.$G3];[.$O3];[.$W3])" office:value-type="float"/>
          <table:table-cell table:formula="of:=MIN([.$H3];[.$P3];[.$X3])" office:value-type="float"/>
          <table:table-cell table:formula="of:=MIN([.$I3];[.$Q3];[.$Y3])" office:value-type="float"/>
          <table:table-cell table:formula="of:=MEDIAN([.$B3];[.$J3];[.$R3])" office:value-type="float"/>
          <table:table-cell table:formula="of:=MEDIAN([.$C3];[.$K3];[.$S3])" office:value-type="float"/>
          <table:table-cell table:formula="of:=MEDIAN([.$D3];[.$L3];[.$T3])" office:value-type="float"/>
          <table:table-cell table:formula="of:=MEDIAN([.$E3];[.$M3];[.$U3])" office:value-type="float"/>
          <table:table-cell table:formula="of:=MEDIAN([.$F3];[.$N3];[.$V3])" office:value-type="float"/>
          <table:table-cell table:formula="of:=MEDIAN([.$G3];[.$O3];[.$W3])" office:value-type="float"/>
          <table:table-cell table:formula="of:=MEDIAN([.$H3];[.$P3];[.$X3])" office:value-type="float"/>
          <table:table-cell table:formula="of:=MEDIAN([.$I3];[.$Q3];[.$Y3])" office:value-type="float"/>
          <table:table-cell table:formula="of:=MAX([.$B3];[.$J3];[.$R3])" office:value-type="float"/>
          <table:table-cell table:formula="of:=MAX([.$C3];[.$K3];[.$S3])" office:value-type="float"/>
          <table:table-cell table:formula="of:=MAX([.$D3];[.$L3];[.$T3])" office:value-type="float"/>
          <table:table-cell table:formula="of:=MAX([.$E3];[.$M3];[.$U3])" office:value-type="float"/>
          <table:table-cell table:formula="of:=MAX([.$F3];[.$N3];[.$V3])" office:value-type="float"/>
          <table:table-cell table:formula="of:=MAX([.$G3];[.$O3];[.$W3])" office:value-type="float"/>
          <table:table-cell table:formula="of:=MAX([.$H3];[.$P3];[.$X3])" office:value-type="float"/>
          <table:table-cell table:formula="of:=MAX([.$I3];[.$Q3];[.$Y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9.433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61018.0"/>
          <table:table-cell office:value-type="float" office:value="419062.0"/>
          <table:table-cell office:value-type="float" office:value="0.0"/>
          <table:table-cell office:value-type="float" office:value="0.0"/>
          <table:table-cell office:value-type="float" office:value="11.82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1046.0"/>
          <table:table-cell office:value-type="float" office:value="162959.0"/>
          <table:table-cell office:value-type="float" office:value="0.0"/>
          <table:table-cell office:value-type="float" office:value="0.0"/>
          <table:table-cell office:value-type="float" office:value="2.1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704.0"/>
          <table:table-cell office:value-type="float" office:value="0.0"/>
          <table:table-cell office:value-type="float" office:value="0.0"/>
          <table:table-cell table:formula="of:=MIN([.$B4];[.$J4];[.$R4])" office:value-type="float"/>
          <table:table-cell table:formula="of:=MIN([.$C4];[.$K4];[.$S4])" office:value-type="float"/>
          <table:table-cell table:formula="of:=MIN([.$D4];[.$L4];[.$T4])" office:value-type="float"/>
          <table:table-cell table:formula="of:=MIN([.$E4];[.$M4];[.$U4])" office:value-type="float"/>
          <table:table-cell table:formula="of:=MIN([.$F4];[.$N4];[.$V4])" office:value-type="float"/>
          <table:table-cell table:formula="of:=MIN([.$G4];[.$O4];[.$W4])" office:value-type="float"/>
          <table:table-cell table:formula="of:=MIN([.$H4];[.$P4];[.$X4])" office:value-type="float"/>
          <table:table-cell table:formula="of:=MIN([.$I4];[.$Q4];[.$Y4])" office:value-type="float"/>
          <table:table-cell table:formula="of:=MEDIAN([.$B4];[.$J4];[.$R4])" office:value-type="float"/>
          <table:table-cell table:formula="of:=MEDIAN([.$C4];[.$K4];[.$S4])" office:value-type="float"/>
          <table:table-cell table:formula="of:=MEDIAN([.$D4];[.$L4];[.$T4])" office:value-type="float"/>
          <table:table-cell table:formula="of:=MEDIAN([.$E4];[.$M4];[.$U4])" office:value-type="float"/>
          <table:table-cell table:formula="of:=MEDIAN([.$F4];[.$N4];[.$V4])" office:value-type="float"/>
          <table:table-cell table:formula="of:=MEDIAN([.$G4];[.$O4];[.$W4])" office:value-type="float"/>
          <table:table-cell table:formula="of:=MEDIAN([.$H4];[.$P4];[.$X4])" office:value-type="float"/>
          <table:table-cell table:formula="of:=MEDIAN([.$I4];[.$Q4];[.$Y4])" office:value-type="float"/>
          <table:table-cell table:formula="of:=MAX([.$B4];[.$J4];[.$R4])" office:value-type="float"/>
          <table:table-cell table:formula="of:=MAX([.$C4];[.$K4];[.$S4])" office:value-type="float"/>
          <table:table-cell table:formula="of:=MAX([.$D4];[.$L4];[.$T4])" office:value-type="float"/>
          <table:table-cell table:formula="of:=MAX([.$E4];[.$M4];[.$U4])" office:value-type="float"/>
          <table:table-cell table:formula="of:=MAX([.$F4];[.$N4];[.$V4])" office:value-type="float"/>
          <table:table-cell table:formula="of:=MAX([.$G4];[.$O4];[.$W4])" office:value-type="float"/>
          <table:table-cell table:formula="of:=MAX([.$H4];[.$P4];[.$X4])" office:value-type="float"/>
          <table:table-cell table:formula="of:=MAX([.$I4];[.$Q4];[.$Y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8.252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29236.0"/>
          <table:table-cell office:value-type="float" office:value="271837.0"/>
          <table:table-cell office:value-type="float" office:value="0.0"/>
          <table:table-cell office:value-type="float" office:value="0.0"/>
          <table:table-cell office:value-type="float" office:value="11.628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4853.0"/>
          <table:table-cell office:value-type="float" office:value="137095.0"/>
          <table:table-cell office:value-type="float" office:value="0.0"/>
          <table:table-cell office:value-type="float" office:value="0.0"/>
          <table:table-cell office:value-type="float" office:value="2.236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54.0"/>
          <table:table-cell office:value-type="float" office:value="5123.0"/>
          <table:table-cell office:value-type="float" office:value="0.0"/>
          <table:table-cell office:value-type="float" office:value="0.0"/>
          <table:table-cell table:formula="of:=MIN([.$B5];[.$J5];[.$R5])" office:value-type="float"/>
          <table:table-cell table:formula="of:=MIN([.$C5];[.$K5];[.$S5])" office:value-type="float"/>
          <table:table-cell table:formula="of:=MIN([.$D5];[.$L5];[.$T5])" office:value-type="float"/>
          <table:table-cell table:formula="of:=MIN([.$E5];[.$M5];[.$U5])" office:value-type="float"/>
          <table:table-cell table:formula="of:=MIN([.$F5];[.$N5];[.$V5])" office:value-type="float"/>
          <table:table-cell table:formula="of:=MIN([.$G5];[.$O5];[.$W5])" office:value-type="float"/>
          <table:table-cell table:formula="of:=MIN([.$H5];[.$P5];[.$X5])" office:value-type="float"/>
          <table:table-cell table:formula="of:=MIN([.$I5];[.$Q5];[.$Y5])" office:value-type="float"/>
          <table:table-cell table:formula="of:=MEDIAN([.$B5];[.$J5];[.$R5])" office:value-type="float"/>
          <table:table-cell table:formula="of:=MEDIAN([.$C5];[.$K5];[.$S5])" office:value-type="float"/>
          <table:table-cell table:formula="of:=MEDIAN([.$D5];[.$L5];[.$T5])" office:value-type="float"/>
          <table:table-cell table:formula="of:=MEDIAN([.$E5];[.$M5];[.$U5])" office:value-type="float"/>
          <table:table-cell table:formula="of:=MEDIAN([.$F5];[.$N5];[.$V5])" office:value-type="float"/>
          <table:table-cell table:formula="of:=MEDIAN([.$G5];[.$O5];[.$W5])" office:value-type="float"/>
          <table:table-cell table:formula="of:=MEDIAN([.$H5];[.$P5];[.$X5])" office:value-type="float"/>
          <table:table-cell table:formula="of:=MEDIAN([.$I5];[.$Q5];[.$Y5])" office:value-type="float"/>
          <table:table-cell table:formula="of:=MAX([.$B5];[.$J5];[.$R5])" office:value-type="float"/>
          <table:table-cell table:formula="of:=MAX([.$C5];[.$K5];[.$S5])" office:value-type="float"/>
          <table:table-cell table:formula="of:=MAX([.$D5];[.$L5];[.$T5])" office:value-type="float"/>
          <table:table-cell table:formula="of:=MAX([.$E5];[.$M5];[.$U5])" office:value-type="float"/>
          <table:table-cell table:formula="of:=MAX([.$F5];[.$N5];[.$V5])" office:value-type="float"/>
          <table:table-cell table:formula="of:=MAX([.$G5];[.$O5];[.$W5])" office:value-type="float"/>
          <table:table-cell table:formula="of:=MAX([.$H5];[.$P5];[.$X5])" office:value-type="float"/>
          <table:table-cell table:formula="of:=MAX([.$I5];[.$Q5];[.$Y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3.149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9973.0"/>
          <table:table-cell office:value-type="float" office:value="170225.0"/>
          <table:table-cell office:value-type="float" office:value="0.0"/>
          <table:table-cell office:value-type="float" office:value="0.0"/>
          <table:table-cell office:value-type="float" office:value="18.622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45121.0"/>
          <table:table-cell office:value-type="float" office:value="165163.0"/>
          <table:table-cell office:value-type="float" office:value="0.0"/>
          <table:table-cell office:value-type="float" office:value="0.0"/>
          <table:table-cell office:value-type="float" office:value="2.14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1653.0"/>
          <table:table-cell office:value-type="float" office:value="0.0"/>
          <table:table-cell office:value-type="float" office:value="0.0"/>
          <table:table-cell table:formula="of:=MIN([.$B6];[.$J6];[.$R6])" office:value-type="float"/>
          <table:table-cell table:formula="of:=MIN([.$C6];[.$K6];[.$S6])" office:value-type="float"/>
          <table:table-cell table:formula="of:=MIN([.$D6];[.$L6];[.$T6])" office:value-type="float"/>
          <table:table-cell table:formula="of:=MIN([.$E6];[.$M6];[.$U6])" office:value-type="float"/>
          <table:table-cell table:formula="of:=MIN([.$F6];[.$N6];[.$V6])" office:value-type="float"/>
          <table:table-cell table:formula="of:=MIN([.$G6];[.$O6];[.$W6])" office:value-type="float"/>
          <table:table-cell table:formula="of:=MIN([.$H6];[.$P6];[.$X6])" office:value-type="float"/>
          <table:table-cell table:formula="of:=MIN([.$I6];[.$Q6];[.$Y6])" office:value-type="float"/>
          <table:table-cell table:formula="of:=MEDIAN([.$B6];[.$J6];[.$R6])" office:value-type="float"/>
          <table:table-cell table:formula="of:=MEDIAN([.$C6];[.$K6];[.$S6])" office:value-type="float"/>
          <table:table-cell table:formula="of:=MEDIAN([.$D6];[.$L6];[.$T6])" office:value-type="float"/>
          <table:table-cell table:formula="of:=MEDIAN([.$E6];[.$M6];[.$U6])" office:value-type="float"/>
          <table:table-cell table:formula="of:=MEDIAN([.$F6];[.$N6];[.$V6])" office:value-type="float"/>
          <table:table-cell table:formula="of:=MEDIAN([.$G6];[.$O6];[.$W6])" office:value-type="float"/>
          <table:table-cell table:formula="of:=MEDIAN([.$H6];[.$P6];[.$X6])" office:value-type="float"/>
          <table:table-cell table:formula="of:=MEDIAN([.$I6];[.$Q6];[.$Y6])" office:value-type="float"/>
          <table:table-cell table:formula="of:=MAX([.$B6];[.$J6];[.$R6])" office:value-type="float"/>
          <table:table-cell table:formula="of:=MAX([.$C6];[.$K6];[.$S6])" office:value-type="float"/>
          <table:table-cell table:formula="of:=MAX([.$D6];[.$L6];[.$T6])" office:value-type="float"/>
          <table:table-cell table:formula="of:=MAX([.$E6];[.$M6];[.$U6])" office:value-type="float"/>
          <table:table-cell table:formula="of:=MAX([.$F6];[.$N6];[.$V6])" office:value-type="float"/>
          <table:table-cell table:formula="of:=MAX([.$G6];[.$O6];[.$W6])" office:value-type="float"/>
          <table:table-cell table:formula="of:=MAX([.$H6];[.$P6];[.$X6])" office:value-type="float"/>
          <table:table-cell table:formula="of:=MAX([.$I6];[.$Q6];[.$Y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10.374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239810.0"/>
          <table:table-cell office:value-type="float" office:value="1422566.0"/>
          <table:table-cell office:value-type="float" office:value="0.0"/>
          <table:table-cell office:value-type="float" office:value="0.0"/>
          <table:table-cell office:value-type="float" office:value="4.291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526.0"/>
          <table:table-cell office:value-type="float" office:value="43884.0"/>
          <table:table-cell office:value-type="float" office:value="0.0"/>
          <table:table-cell office:value-type="float" office:value="0.0"/>
          <table:table-cell office:value-type="float" office:value="2.888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968.0"/>
          <table:table-cell office:value-type="float" office:value="16105.0"/>
          <table:table-cell office:value-type="float" office:value="0.0"/>
          <table:table-cell office:value-type="float" office:value="0.0"/>
          <table:table-cell table:formula="of:=MIN([.$B7];[.$J7];[.$R7])" office:value-type="float"/>
          <table:table-cell table:formula="of:=MIN([.$C7];[.$K7];[.$S7])" office:value-type="float"/>
          <table:table-cell table:formula="of:=MIN([.$D7];[.$L7];[.$T7])" office:value-type="float"/>
          <table:table-cell table:formula="of:=MIN([.$E7];[.$M7];[.$U7])" office:value-type="float"/>
          <table:table-cell table:formula="of:=MIN([.$F7];[.$N7];[.$V7])" office:value-type="float"/>
          <table:table-cell table:formula="of:=MIN([.$G7];[.$O7];[.$W7])" office:value-type="float"/>
          <table:table-cell table:formula="of:=MIN([.$H7];[.$P7];[.$X7])" office:value-type="float"/>
          <table:table-cell table:formula="of:=MIN([.$I7];[.$Q7];[.$Y7])" office:value-type="float"/>
          <table:table-cell table:formula="of:=MEDIAN([.$B7];[.$J7];[.$R7])" office:value-type="float"/>
          <table:table-cell table:formula="of:=MEDIAN([.$C7];[.$K7];[.$S7])" office:value-type="float"/>
          <table:table-cell table:formula="of:=MEDIAN([.$D7];[.$L7];[.$T7])" office:value-type="float"/>
          <table:table-cell table:formula="of:=MEDIAN([.$E7];[.$M7];[.$U7])" office:value-type="float"/>
          <table:table-cell table:formula="of:=MEDIAN([.$F7];[.$N7];[.$V7])" office:value-type="float"/>
          <table:table-cell table:formula="of:=MEDIAN([.$G7];[.$O7];[.$W7])" office:value-type="float"/>
          <table:table-cell table:formula="of:=MEDIAN([.$H7];[.$P7];[.$X7])" office:value-type="float"/>
          <table:table-cell table:formula="of:=MEDIAN([.$I7];[.$Q7];[.$Y7])" office:value-type="float"/>
          <table:table-cell table:formula="of:=MAX([.$B7];[.$J7];[.$R7])" office:value-type="float"/>
          <table:table-cell table:formula="of:=MAX([.$C7];[.$K7];[.$S7])" office:value-type="float"/>
          <table:table-cell table:formula="of:=MAX([.$D7];[.$L7];[.$T7])" office:value-type="float"/>
          <table:table-cell table:formula="of:=MAX([.$E7];[.$M7];[.$U7])" office:value-type="float"/>
          <table:table-cell table:formula="of:=MAX([.$F7];[.$N7];[.$V7])" office:value-type="float"/>
          <table:table-cell table:formula="of:=MAX([.$G7];[.$O7];[.$W7])" office:value-type="float"/>
          <table:table-cell table:formula="of:=MAX([.$H7];[.$P7];[.$X7])" office:value-type="float"/>
          <table:table-cell table:formula="of:=MAX([.$I7];[.$Q7];[.$Y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2.779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8553.0"/>
          <table:table-cell office:value-type="float" office:value="171203.0"/>
          <table:table-cell office:value-type="float" office:value="0.0"/>
          <table:table-cell office:value-type="float" office:value="0.0"/>
          <table:table-cell office:value-type="float" office:value="4.01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908.0"/>
          <table:table-cell office:value-type="float" office:value="5795.0"/>
          <table:table-cell office:value-type="float" office:value="0.0"/>
          <table:table-cell office:value-type="float" office:value="0.0"/>
          <table:table-cell office:value-type="float" office:value="2.28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5.0"/>
          <table:table-cell office:value-type="float" office:value="1835.0"/>
          <table:table-cell office:value-type="float" office:value="0.0"/>
          <table:table-cell office:value-type="float" office:value="0.0"/>
          <table:table-cell table:formula="of:=MIN([.$B8];[.$J8];[.$R8])" office:value-type="float"/>
          <table:table-cell table:formula="of:=MIN([.$C8];[.$K8];[.$S8])" office:value-type="float"/>
          <table:table-cell table:formula="of:=MIN([.$D8];[.$L8];[.$T8])" office:value-type="float"/>
          <table:table-cell table:formula="of:=MIN([.$E8];[.$M8];[.$U8])" office:value-type="float"/>
          <table:table-cell table:formula="of:=MIN([.$F8];[.$N8];[.$V8])" office:value-type="float"/>
          <table:table-cell table:formula="of:=MIN([.$G8];[.$O8];[.$W8])" office:value-type="float"/>
          <table:table-cell table:formula="of:=MIN([.$H8];[.$P8];[.$X8])" office:value-type="float"/>
          <table:table-cell table:formula="of:=MIN([.$I8];[.$Q8];[.$Y8])" office:value-type="float"/>
          <table:table-cell table:formula="of:=MEDIAN([.$B8];[.$J8];[.$R8])" office:value-type="float"/>
          <table:table-cell table:formula="of:=MEDIAN([.$C8];[.$K8];[.$S8])" office:value-type="float"/>
          <table:table-cell table:formula="of:=MEDIAN([.$D8];[.$L8];[.$T8])" office:value-type="float"/>
          <table:table-cell table:formula="of:=MEDIAN([.$E8];[.$M8];[.$U8])" office:value-type="float"/>
          <table:table-cell table:formula="of:=MEDIAN([.$F8];[.$N8];[.$V8])" office:value-type="float"/>
          <table:table-cell table:formula="of:=MEDIAN([.$G8];[.$O8];[.$W8])" office:value-type="float"/>
          <table:table-cell table:formula="of:=MEDIAN([.$H8];[.$P8];[.$X8])" office:value-type="float"/>
          <table:table-cell table:formula="of:=MEDIAN([.$I8];[.$Q8];[.$Y8])" office:value-type="float"/>
          <table:table-cell table:formula="of:=MAX([.$B8];[.$J8];[.$R8])" office:value-type="float"/>
          <table:table-cell table:formula="of:=MAX([.$C8];[.$K8];[.$S8])" office:value-type="float"/>
          <table:table-cell table:formula="of:=MAX([.$D8];[.$L8];[.$T8])" office:value-type="float"/>
          <table:table-cell table:formula="of:=MAX([.$E8];[.$M8];[.$U8])" office:value-type="float"/>
          <table:table-cell table:formula="of:=MAX([.$F8];[.$N8];[.$V8])" office:value-type="float"/>
          <table:table-cell table:formula="of:=MAX([.$G8];[.$O8];[.$W8])" office:value-type="float"/>
          <table:table-cell table:formula="of:=MAX([.$H8];[.$P8];[.$X8])" office:value-type="float"/>
          <table:table-cell table:formula="of:=MAX([.$I8];[.$Q8];[.$Y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20.461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38920.0"/>
          <table:table-cell office:value-type="float" office:value="310049.0"/>
          <table:table-cell office:value-type="float" office:value="0.0"/>
          <table:table-cell office:value-type="float" office:value="0.0"/>
          <table:table-cell office:value-type="float" office:value="8.168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7495.0"/>
          <table:table-cell office:value-type="float" office:value="107168.0"/>
          <table:table-cell office:value-type="float" office:value="0.0"/>
          <table:table-cell office:value-type="float" office:value="0.0"/>
          <table:table-cell office:value-type="float" office:value="2.22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1408.0"/>
          <table:table-cell office:value-type="float" office:value="0.0"/>
          <table:table-cell office:value-type="float" office:value="0.0"/>
          <table:table-cell table:formula="of:=MIN([.$B9];[.$J9];[.$R9])" office:value-type="float"/>
          <table:table-cell table:formula="of:=MIN([.$C9];[.$K9];[.$S9])" office:value-type="float"/>
          <table:table-cell table:formula="of:=MIN([.$D9];[.$L9];[.$T9])" office:value-type="float"/>
          <table:table-cell table:formula="of:=MIN([.$E9];[.$M9];[.$U9])" office:value-type="float"/>
          <table:table-cell table:formula="of:=MIN([.$F9];[.$N9];[.$V9])" office:value-type="float"/>
          <table:table-cell table:formula="of:=MIN([.$G9];[.$O9];[.$W9])" office:value-type="float"/>
          <table:table-cell table:formula="of:=MIN([.$H9];[.$P9];[.$X9])" office:value-type="float"/>
          <table:table-cell table:formula="of:=MIN([.$I9];[.$Q9];[.$Y9])" office:value-type="float"/>
          <table:table-cell table:formula="of:=MEDIAN([.$B9];[.$J9];[.$R9])" office:value-type="float"/>
          <table:table-cell table:formula="of:=MEDIAN([.$C9];[.$K9];[.$S9])" office:value-type="float"/>
          <table:table-cell table:formula="of:=MEDIAN([.$D9];[.$L9];[.$T9])" office:value-type="float"/>
          <table:table-cell table:formula="of:=MEDIAN([.$E9];[.$M9];[.$U9])" office:value-type="float"/>
          <table:table-cell table:formula="of:=MEDIAN([.$F9];[.$N9];[.$V9])" office:value-type="float"/>
          <table:table-cell table:formula="of:=MEDIAN([.$G9];[.$O9];[.$W9])" office:value-type="float"/>
          <table:table-cell table:formula="of:=MEDIAN([.$H9];[.$P9];[.$X9])" office:value-type="float"/>
          <table:table-cell table:formula="of:=MEDIAN([.$I9];[.$Q9];[.$Y9])" office:value-type="float"/>
          <table:table-cell table:formula="of:=MAX([.$B9];[.$J9];[.$R9])" office:value-type="float"/>
          <table:table-cell table:formula="of:=MAX([.$C9];[.$K9];[.$S9])" office:value-type="float"/>
          <table:table-cell table:formula="of:=MAX([.$D9];[.$L9];[.$T9])" office:value-type="float"/>
          <table:table-cell table:formula="of:=MAX([.$E9];[.$M9];[.$U9])" office:value-type="float"/>
          <table:table-cell table:formula="of:=MAX([.$F9];[.$N9];[.$V9])" office:value-type="float"/>
          <table:table-cell table:formula="of:=MAX([.$G9];[.$O9];[.$W9])" office:value-type="float"/>
          <table:table-cell table:formula="of:=MAX([.$H9];[.$P9];[.$X9])" office:value-type="float"/>
          <table:table-cell table:formula="of:=MAX([.$I9];[.$Q9];[.$Y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8.625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81824.0"/>
          <table:table-cell office:value-type="float" office:value="556918.0"/>
          <table:table-cell office:value-type="float" office:value="0.0"/>
          <table:table-cell office:value-type="float" office:value="0.0"/>
          <table:table-cell office:value-type="float" office:value="13.796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9269.0"/>
          <table:table-cell office:value-type="float" office:value="226036.0"/>
          <table:table-cell office:value-type="float" office:value="0.0"/>
          <table:table-cell office:value-type="float" office:value="0.0"/>
          <table:table-cell office:value-type="float" office:value="2.33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2.0"/>
          <table:table-cell office:value-type="float" office:value="3006.0"/>
          <table:table-cell office:value-type="float" office:value="0.0"/>
          <table:table-cell office:value-type="float" office:value="0.0"/>
          <table:table-cell table:formula="of:=MIN([.$B10];[.$J10];[.$R10])" office:value-type="float"/>
          <table:table-cell table:formula="of:=MIN([.$C10];[.$K10];[.$S10])" office:value-type="float"/>
          <table:table-cell table:formula="of:=MIN([.$D10];[.$L10];[.$T10])" office:value-type="float"/>
          <table:table-cell table:formula="of:=MIN([.$E10];[.$M10];[.$U10])" office:value-type="float"/>
          <table:table-cell table:formula="of:=MIN([.$F10];[.$N10];[.$V10])" office:value-type="float"/>
          <table:table-cell table:formula="of:=MIN([.$G10];[.$O10];[.$W10])" office:value-type="float"/>
          <table:table-cell table:formula="of:=MIN([.$H10];[.$P10];[.$X10])" office:value-type="float"/>
          <table:table-cell table:formula="of:=MIN([.$I10];[.$Q10];[.$Y10])" office:value-type="float"/>
          <table:table-cell table:formula="of:=MEDIAN([.$B10];[.$J10];[.$R10])" office:value-type="float"/>
          <table:table-cell table:formula="of:=MEDIAN([.$C10];[.$K10];[.$S10])" office:value-type="float"/>
          <table:table-cell table:formula="of:=MEDIAN([.$D10];[.$L10];[.$T10])" office:value-type="float"/>
          <table:table-cell table:formula="of:=MEDIAN([.$E10];[.$M10];[.$U10])" office:value-type="float"/>
          <table:table-cell table:formula="of:=MEDIAN([.$F10];[.$N10];[.$V10])" office:value-type="float"/>
          <table:table-cell table:formula="of:=MEDIAN([.$G10];[.$O10];[.$W10])" office:value-type="float"/>
          <table:table-cell table:formula="of:=MEDIAN([.$H10];[.$P10];[.$X10])" office:value-type="float"/>
          <table:table-cell table:formula="of:=MEDIAN([.$I10];[.$Q10];[.$Y10])" office:value-type="float"/>
          <table:table-cell table:formula="of:=MAX([.$B10];[.$J10];[.$R10])" office:value-type="float"/>
          <table:table-cell table:formula="of:=MAX([.$C10];[.$K10];[.$S10])" office:value-type="float"/>
          <table:table-cell table:formula="of:=MAX([.$D10];[.$L10];[.$T10])" office:value-type="float"/>
          <table:table-cell table:formula="of:=MAX([.$E10];[.$M10];[.$U10])" office:value-type="float"/>
          <table:table-cell table:formula="of:=MAX([.$F10];[.$N10];[.$V10])" office:value-type="float"/>
          <table:table-cell table:formula="of:=MAX([.$G10];[.$O10];[.$W10])" office:value-type="float"/>
          <table:table-cell table:formula="of:=MAX([.$H10];[.$P10];[.$X10])" office:value-type="float"/>
          <table:table-cell table:formula="of:=MAX([.$I10];[.$Q10];[.$Y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5.373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98716.0"/>
          <table:table-cell office:value-type="float" office:value="685558.0"/>
          <table:table-cell office:value-type="float" office:value="0.0"/>
          <table:table-cell office:value-type="float" office:value="0.0"/>
          <table:table-cell office:value-type="float" office:value="9.437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8719.0"/>
          <table:table-cell office:value-type="float" office:value="89021.0"/>
          <table:table-cell office:value-type="float" office:value="0.0"/>
          <table:table-cell office:value-type="float" office:value="0.0"/>
          <table:table-cell office:value-type="float" office:value="2.27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5.0"/>
          <table:table-cell office:value-type="float" office:value="2789.0"/>
          <table:table-cell office:value-type="float" office:value="0.0"/>
          <table:table-cell office:value-type="float" office:value="0.0"/>
          <table:table-cell table:formula="of:=MIN([.$B11];[.$J11];[.$R11])" office:value-type="float"/>
          <table:table-cell table:formula="of:=MIN([.$C11];[.$K11];[.$S11])" office:value-type="float"/>
          <table:table-cell table:formula="of:=MIN([.$D11];[.$L11];[.$T11])" office:value-type="float"/>
          <table:table-cell table:formula="of:=MIN([.$E11];[.$M11];[.$U11])" office:value-type="float"/>
          <table:table-cell table:formula="of:=MIN([.$F11];[.$N11];[.$V11])" office:value-type="float"/>
          <table:table-cell table:formula="of:=MIN([.$G11];[.$O11];[.$W11])" office:value-type="float"/>
          <table:table-cell table:formula="of:=MIN([.$H11];[.$P11];[.$X11])" office:value-type="float"/>
          <table:table-cell table:formula="of:=MIN([.$I11];[.$Q11];[.$Y11])" office:value-type="float"/>
          <table:table-cell table:formula="of:=MEDIAN([.$B11];[.$J11];[.$R11])" office:value-type="float"/>
          <table:table-cell table:formula="of:=MEDIAN([.$C11];[.$K11];[.$S11])" office:value-type="float"/>
          <table:table-cell table:formula="of:=MEDIAN([.$D11];[.$L11];[.$T11])" office:value-type="float"/>
          <table:table-cell table:formula="of:=MEDIAN([.$E11];[.$M11];[.$U11])" office:value-type="float"/>
          <table:table-cell table:formula="of:=MEDIAN([.$F11];[.$N11];[.$V11])" office:value-type="float"/>
          <table:table-cell table:formula="of:=MEDIAN([.$G11];[.$O11];[.$W11])" office:value-type="float"/>
          <table:table-cell table:formula="of:=MEDIAN([.$H11];[.$P11];[.$X11])" office:value-type="float"/>
          <table:table-cell table:formula="of:=MEDIAN([.$I11];[.$Q11];[.$Y11])" office:value-type="float"/>
          <table:table-cell table:formula="of:=MAX([.$B11];[.$J11];[.$R11])" office:value-type="float"/>
          <table:table-cell table:formula="of:=MAX([.$C11];[.$K11];[.$S11])" office:value-type="float"/>
          <table:table-cell table:formula="of:=MAX([.$D11];[.$L11];[.$T11])" office:value-type="float"/>
          <table:table-cell table:formula="of:=MAX([.$E11];[.$M11];[.$U11])" office:value-type="float"/>
          <table:table-cell table:formula="of:=MAX([.$F11];[.$N11];[.$V11])" office:value-type="float"/>
          <table:table-cell table:formula="of:=MAX([.$G11];[.$O11];[.$W11])" office:value-type="float"/>
          <table:table-cell table:formula="of:=MAX([.$H11];[.$P11];[.$X11])" office:value-type="float"/>
          <table:table-cell table:formula="of:=MAX([.$I11];[.$Q11];[.$Y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7.857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2081.0"/>
          <table:table-cell office:value-type="float" office:value="72886.0"/>
          <table:table-cell office:value-type="float" office:value="0.0"/>
          <table:table-cell office:value-type="float" office:value="0.0"/>
          <table:table-cell office:value-type="float" office:value="8.897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5444.0"/>
          <table:table-cell office:value-type="float" office:value="123186.0"/>
          <table:table-cell office:value-type="float" office:value="0.0"/>
          <table:table-cell office:value-type="float" office:value="0.0"/>
          <table:table-cell office:value-type="float" office:value="2.574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200.0"/>
          <table:table-cell office:value-type="float" office:value="10092.0"/>
          <table:table-cell office:value-type="float" office:value="0.0"/>
          <table:table-cell office:value-type="float" office:value="0.0"/>
          <table:table-cell table:formula="of:=MIN([.$B12];[.$J12];[.$R12])" office:value-type="float"/>
          <table:table-cell table:formula="of:=MIN([.$C12];[.$K12];[.$S12])" office:value-type="float"/>
          <table:table-cell table:formula="of:=MIN([.$D12];[.$L12];[.$T12])" office:value-type="float"/>
          <table:table-cell table:formula="of:=MIN([.$E12];[.$M12];[.$U12])" office:value-type="float"/>
          <table:table-cell table:formula="of:=MIN([.$F12];[.$N12];[.$V12])" office:value-type="float"/>
          <table:table-cell table:formula="of:=MIN([.$G12];[.$O12];[.$W12])" office:value-type="float"/>
          <table:table-cell table:formula="of:=MIN([.$H12];[.$P12];[.$X12])" office:value-type="float"/>
          <table:table-cell table:formula="of:=MIN([.$I12];[.$Q12];[.$Y12])" office:value-type="float"/>
          <table:table-cell table:formula="of:=MEDIAN([.$B12];[.$J12];[.$R12])" office:value-type="float"/>
          <table:table-cell table:formula="of:=MEDIAN([.$C12];[.$K12];[.$S12])" office:value-type="float"/>
          <table:table-cell table:formula="of:=MEDIAN([.$D12];[.$L12];[.$T12])" office:value-type="float"/>
          <table:table-cell table:formula="of:=MEDIAN([.$E12];[.$M12];[.$U12])" office:value-type="float"/>
          <table:table-cell table:formula="of:=MEDIAN([.$F12];[.$N12];[.$V12])" office:value-type="float"/>
          <table:table-cell table:formula="of:=MEDIAN([.$G12];[.$O12];[.$W12])" office:value-type="float"/>
          <table:table-cell table:formula="of:=MEDIAN([.$H12];[.$P12];[.$X12])" office:value-type="float"/>
          <table:table-cell table:formula="of:=MEDIAN([.$I12];[.$Q12];[.$Y12])" office:value-type="float"/>
          <table:table-cell table:formula="of:=MAX([.$B12];[.$J12];[.$R12])" office:value-type="float"/>
          <table:table-cell table:formula="of:=MAX([.$C12];[.$K12];[.$S12])" office:value-type="float"/>
          <table:table-cell table:formula="of:=MAX([.$D12];[.$L12];[.$T12])" office:value-type="float"/>
          <table:table-cell table:formula="of:=MAX([.$E12];[.$M12];[.$U12])" office:value-type="float"/>
          <table:table-cell table:formula="of:=MAX([.$F12];[.$N12];[.$V12])" office:value-type="float"/>
          <table:table-cell table:formula="of:=MAX([.$G12];[.$O12];[.$W12])" office:value-type="float"/>
          <table:table-cell table:formula="of:=MAX([.$H12];[.$P12];[.$X12])" office:value-type="float"/>
          <table:table-cell table:formula="of:=MAX([.$I12];[.$Q12];[.$Y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8.166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54714.0"/>
          <table:table-cell office:value-type="float" office:value="247034.0"/>
          <table:table-cell office:value-type="float" office:value="0.0"/>
          <table:table-cell office:value-type="float" office:value="0.0"/>
          <table:table-cell office:value-type="float" office:value="33.978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13205.0"/>
          <table:table-cell office:value-type="float" office:value="490289.0"/>
          <table:table-cell office:value-type="float" office:value="0.0"/>
          <table:table-cell office:value-type="float" office:value="0.0"/>
          <table:table-cell office:value-type="float" office:value="0.7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690.0"/>
          <table:table-cell office:value-type="float" office:value="0.0"/>
          <table:table-cell office:value-type="float" office:value="0.0"/>
          <table:table-cell table:formula="of:=MIN([.$B13];[.$J13];[.$R13])" office:value-type="float"/>
          <table:table-cell table:formula="of:=MIN([.$C13];[.$K13];[.$S13])" office:value-type="float"/>
          <table:table-cell table:formula="of:=MIN([.$D13];[.$L13];[.$T13])" office:value-type="float"/>
          <table:table-cell table:formula="of:=MIN([.$E13];[.$M13];[.$U13])" office:value-type="float"/>
          <table:table-cell table:formula="of:=MIN([.$F13];[.$N13];[.$V13])" office:value-type="float"/>
          <table:table-cell table:formula="of:=MIN([.$G13];[.$O13];[.$W13])" office:value-type="float"/>
          <table:table-cell table:formula="of:=MIN([.$H13];[.$P13];[.$X13])" office:value-type="float"/>
          <table:table-cell table:formula="of:=MIN([.$I13];[.$Q13];[.$Y13])" office:value-type="float"/>
          <table:table-cell table:formula="of:=MEDIAN([.$B13];[.$J13];[.$R13])" office:value-type="float"/>
          <table:table-cell table:formula="of:=MEDIAN([.$C13];[.$K13];[.$S13])" office:value-type="float"/>
          <table:table-cell table:formula="of:=MEDIAN([.$D13];[.$L13];[.$T13])" office:value-type="float"/>
          <table:table-cell table:formula="of:=MEDIAN([.$E13];[.$M13];[.$U13])" office:value-type="float"/>
          <table:table-cell table:formula="of:=MEDIAN([.$F13];[.$N13];[.$V13])" office:value-type="float"/>
          <table:table-cell table:formula="of:=MEDIAN([.$G13];[.$O13];[.$W13])" office:value-type="float"/>
          <table:table-cell table:formula="of:=MEDIAN([.$H13];[.$P13];[.$X13])" office:value-type="float"/>
          <table:table-cell table:formula="of:=MEDIAN([.$I13];[.$Q13];[.$Y13])" office:value-type="float"/>
          <table:table-cell table:formula="of:=MAX([.$B13];[.$J13];[.$R13])" office:value-type="float"/>
          <table:table-cell table:formula="of:=MAX([.$C13];[.$K13];[.$S13])" office:value-type="float"/>
          <table:table-cell table:formula="of:=MAX([.$D13];[.$L13];[.$T13])" office:value-type="float"/>
          <table:table-cell table:formula="of:=MAX([.$E13];[.$M13];[.$U13])" office:value-type="float"/>
          <table:table-cell table:formula="of:=MAX([.$F13];[.$N13];[.$V13])" office:value-type="float"/>
          <table:table-cell table:formula="of:=MAX([.$G13];[.$O13];[.$W13])" office:value-type="float"/>
          <table:table-cell table:formula="of:=MAX([.$H13];[.$P13];[.$X13])" office:value-type="float"/>
          <table:table-cell table:formula="of:=MAX([.$I13];[.$Q13];[.$Y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2.374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38901.0"/>
          <table:table-cell office:value-type="float" office:value="214091.0"/>
          <table:table-cell office:value-type="float" office:value="0.0"/>
          <table:table-cell office:value-type="float" office:value="0.0"/>
          <table:table-cell office:value-type="float" office:value="2.236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2412.0"/>
          <table:table-cell office:value-type="float" office:value="19471.0"/>
          <table:table-cell office:value-type="float" office:value="0.0"/>
          <table:table-cell office:value-type="float" office:value="0.0"/>
          <table:table-cell office:value-type="float" office:value="0.74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98.0"/>
          <table:table-cell office:value-type="float" office:value="0.0"/>
          <table:table-cell office:value-type="float" office:value="0.0"/>
          <table:table-cell table:formula="of:=MIN([.$B14];[.$J14];[.$R14])" office:value-type="float"/>
          <table:table-cell table:formula="of:=MIN([.$C14];[.$K14];[.$S14])" office:value-type="float"/>
          <table:table-cell table:formula="of:=MIN([.$D14];[.$L14];[.$T14])" office:value-type="float"/>
          <table:table-cell table:formula="of:=MIN([.$E14];[.$M14];[.$U14])" office:value-type="float"/>
          <table:table-cell table:formula="of:=MIN([.$F14];[.$N14];[.$V14])" office:value-type="float"/>
          <table:table-cell table:formula="of:=MIN([.$G14];[.$O14];[.$W14])" office:value-type="float"/>
          <table:table-cell table:formula="of:=MIN([.$H14];[.$P14];[.$X14])" office:value-type="float"/>
          <table:table-cell table:formula="of:=MIN([.$I14];[.$Q14];[.$Y14])" office:value-type="float"/>
          <table:table-cell table:formula="of:=MEDIAN([.$B14];[.$J14];[.$R14])" office:value-type="float"/>
          <table:table-cell table:formula="of:=MEDIAN([.$C14];[.$K14];[.$S14])" office:value-type="float"/>
          <table:table-cell table:formula="of:=MEDIAN([.$D14];[.$L14];[.$T14])" office:value-type="float"/>
          <table:table-cell table:formula="of:=MEDIAN([.$E14];[.$M14];[.$U14])" office:value-type="float"/>
          <table:table-cell table:formula="of:=MEDIAN([.$F14];[.$N14];[.$V14])" office:value-type="float"/>
          <table:table-cell table:formula="of:=MEDIAN([.$G14];[.$O14];[.$W14])" office:value-type="float"/>
          <table:table-cell table:formula="of:=MEDIAN([.$H14];[.$P14];[.$X14])" office:value-type="float"/>
          <table:table-cell table:formula="of:=MEDIAN([.$I14];[.$Q14];[.$Y14])" office:value-type="float"/>
          <table:table-cell table:formula="of:=MAX([.$B14];[.$J14];[.$R14])" office:value-type="float"/>
          <table:table-cell table:formula="of:=MAX([.$C14];[.$K14];[.$S14])" office:value-type="float"/>
          <table:table-cell table:formula="of:=MAX([.$D14];[.$L14];[.$T14])" office:value-type="float"/>
          <table:table-cell table:formula="of:=MAX([.$E14];[.$M14];[.$U14])" office:value-type="float"/>
          <table:table-cell table:formula="of:=MAX([.$F14];[.$N14];[.$V14])" office:value-type="float"/>
          <table:table-cell table:formula="of:=MAX([.$G14];[.$O14];[.$W14])" office:value-type="float"/>
          <table:table-cell table:formula="of:=MAX([.$H14];[.$P14];[.$X14])" office:value-type="float"/>
          <table:table-cell table:formula="of:=MAX([.$I14];[.$Q14];[.$Y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7.258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51318.0"/>
          <table:table-cell office:value-type="float" office:value="263446.0"/>
          <table:table-cell office:value-type="float" office:value="0.0"/>
          <table:table-cell office:value-type="float" office:value="0.0"/>
          <table:table-cell office:value-type="float" office:value="1.368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360.0"/>
          <table:table-cell office:value-type="float" office:value="6198.0"/>
          <table:table-cell office:value-type="float" office:value="0.0"/>
          <table:table-cell office:value-type="float" office:value="0.0"/>
          <table:table-cell office:value-type="float" office:value="0.74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708.0"/>
          <table:table-cell office:value-type="float" office:value="0.0"/>
          <table:table-cell office:value-type="float" office:value="0.0"/>
          <table:table-cell table:formula="of:=MIN([.$B15];[.$J15];[.$R15])" office:value-type="float"/>
          <table:table-cell table:formula="of:=MIN([.$C15];[.$K15];[.$S15])" office:value-type="float"/>
          <table:table-cell table:formula="of:=MIN([.$D15];[.$L15];[.$T15])" office:value-type="float"/>
          <table:table-cell table:formula="of:=MIN([.$E15];[.$M15];[.$U15])" office:value-type="float"/>
          <table:table-cell table:formula="of:=MIN([.$F15];[.$N15];[.$V15])" office:value-type="float"/>
          <table:table-cell table:formula="of:=MIN([.$G15];[.$O15];[.$W15])" office:value-type="float"/>
          <table:table-cell table:formula="of:=MIN([.$H15];[.$P15];[.$X15])" office:value-type="float"/>
          <table:table-cell table:formula="of:=MIN([.$I15];[.$Q15];[.$Y15])" office:value-type="float"/>
          <table:table-cell table:formula="of:=MEDIAN([.$B15];[.$J15];[.$R15])" office:value-type="float"/>
          <table:table-cell table:formula="of:=MEDIAN([.$C15];[.$K15];[.$S15])" office:value-type="float"/>
          <table:table-cell table:formula="of:=MEDIAN([.$D15];[.$L15];[.$T15])" office:value-type="float"/>
          <table:table-cell table:formula="of:=MEDIAN([.$E15];[.$M15];[.$U15])" office:value-type="float"/>
          <table:table-cell table:formula="of:=MEDIAN([.$F15];[.$N15];[.$V15])" office:value-type="float"/>
          <table:table-cell table:formula="of:=MEDIAN([.$G15];[.$O15];[.$W15])" office:value-type="float"/>
          <table:table-cell table:formula="of:=MEDIAN([.$H15];[.$P15];[.$X15])" office:value-type="float"/>
          <table:table-cell table:formula="of:=MEDIAN([.$I15];[.$Q15];[.$Y15])" office:value-type="float"/>
          <table:table-cell table:formula="of:=MAX([.$B15];[.$J15];[.$R15])" office:value-type="float"/>
          <table:table-cell table:formula="of:=MAX([.$C15];[.$K15];[.$S15])" office:value-type="float"/>
          <table:table-cell table:formula="of:=MAX([.$D15];[.$L15];[.$T15])" office:value-type="float"/>
          <table:table-cell table:formula="of:=MAX([.$E15];[.$M15];[.$U15])" office:value-type="float"/>
          <table:table-cell table:formula="of:=MAX([.$F15];[.$N15];[.$V15])" office:value-type="float"/>
          <table:table-cell table:formula="of:=MAX([.$G15];[.$O15];[.$W15])" office:value-type="float"/>
          <table:table-cell table:formula="of:=MAX([.$H15];[.$P15];[.$X15])" office:value-type="float"/>
          <table:table-cell table:formula="of:=MAX([.$I15];[.$Q15];[.$Y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5.097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77111.0"/>
          <table:table-cell office:value-type="float" office:value="316797.0"/>
          <table:table-cell office:value-type="float" office:value="0.0"/>
          <table:table-cell office:value-type="float" office:value="0.0"/>
          <table:table-cell office:value-type="float" office:value="1.321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211.0"/>
          <table:table-cell office:value-type="float" office:value="3127.0"/>
          <table:table-cell office:value-type="float" office:value="0.0"/>
          <table:table-cell office:value-type="float" office:value="0.0"/>
          <table:table-cell office:value-type="float" office:value="0.74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464.0"/>
          <table:table-cell office:value-type="float" office:value="0.0"/>
          <table:table-cell office:value-type="float" office:value="0.0"/>
          <table:table-cell table:formula="of:=MIN([.$B16];[.$J16];[.$R16])" office:value-type="float"/>
          <table:table-cell table:formula="of:=MIN([.$C16];[.$K16];[.$S16])" office:value-type="float"/>
          <table:table-cell table:formula="of:=MIN([.$D16];[.$L16];[.$T16])" office:value-type="float"/>
          <table:table-cell table:formula="of:=MIN([.$E16];[.$M16];[.$U16])" office:value-type="float"/>
          <table:table-cell table:formula="of:=MIN([.$F16];[.$N16];[.$V16])" office:value-type="float"/>
          <table:table-cell table:formula="of:=MIN([.$G16];[.$O16];[.$W16])" office:value-type="float"/>
          <table:table-cell table:formula="of:=MIN([.$H16];[.$P16];[.$X16])" office:value-type="float"/>
          <table:table-cell table:formula="of:=MIN([.$I16];[.$Q16];[.$Y16])" office:value-type="float"/>
          <table:table-cell table:formula="of:=MEDIAN([.$B16];[.$J16];[.$R16])" office:value-type="float"/>
          <table:table-cell table:formula="of:=MEDIAN([.$C16];[.$K16];[.$S16])" office:value-type="float"/>
          <table:table-cell table:formula="of:=MEDIAN([.$D16];[.$L16];[.$T16])" office:value-type="float"/>
          <table:table-cell table:formula="of:=MEDIAN([.$E16];[.$M16];[.$U16])" office:value-type="float"/>
          <table:table-cell table:formula="of:=MEDIAN([.$F16];[.$N16];[.$V16])" office:value-type="float"/>
          <table:table-cell table:formula="of:=MEDIAN([.$G16];[.$O16];[.$W16])" office:value-type="float"/>
          <table:table-cell table:formula="of:=MEDIAN([.$H16];[.$P16];[.$X16])" office:value-type="float"/>
          <table:table-cell table:formula="of:=MEDIAN([.$I16];[.$Q16];[.$Y16])" office:value-type="float"/>
          <table:table-cell table:formula="of:=MAX([.$B16];[.$J16];[.$R16])" office:value-type="float"/>
          <table:table-cell table:formula="of:=MAX([.$C16];[.$K16];[.$S16])" office:value-type="float"/>
          <table:table-cell table:formula="of:=MAX([.$D16];[.$L16];[.$T16])" office:value-type="float"/>
          <table:table-cell table:formula="of:=MAX([.$E16];[.$M16];[.$U16])" office:value-type="float"/>
          <table:table-cell table:formula="of:=MAX([.$F16];[.$N16];[.$V16])" office:value-type="float"/>
          <table:table-cell table:formula="of:=MAX([.$G16];[.$O16];[.$W16])" office:value-type="float"/>
          <table:table-cell table:formula="of:=MAX([.$H16];[.$P16];[.$X16])" office:value-type="float"/>
          <table:table-cell table:formula="of:=MAX([.$I16];[.$Q16];[.$Y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1.012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28959.0"/>
          <table:table-cell office:value-type="float" office:value="201756.0"/>
          <table:table-cell office:value-type="float" office:value="0.0"/>
          <table:table-cell office:value-type="float" office:value="0.0"/>
          <table:table-cell office:value-type="float" office:value="4.954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4846.0"/>
          <table:table-cell office:value-type="float" office:value="42002.0"/>
          <table:table-cell office:value-type="float" office:value="0.0"/>
          <table:table-cell office:value-type="float" office:value="0.0"/>
          <table:table-cell office:value-type="float" office:value="0.68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509.0"/>
          <table:table-cell office:value-type="float" office:value="0.0"/>
          <table:table-cell office:value-type="float" office:value="0.0"/>
          <table:table-cell table:formula="of:=MIN([.$B17];[.$J17];[.$R17])" office:value-type="float"/>
          <table:table-cell table:formula="of:=MIN([.$C17];[.$K17];[.$S17])" office:value-type="float"/>
          <table:table-cell table:formula="of:=MIN([.$D17];[.$L17];[.$T17])" office:value-type="float"/>
          <table:table-cell table:formula="of:=MIN([.$E17];[.$M17];[.$U17])" office:value-type="float"/>
          <table:table-cell table:formula="of:=MIN([.$F17];[.$N17];[.$V17])" office:value-type="float"/>
          <table:table-cell table:formula="of:=MIN([.$G17];[.$O17];[.$W17])" office:value-type="float"/>
          <table:table-cell table:formula="of:=MIN([.$H17];[.$P17];[.$X17])" office:value-type="float"/>
          <table:table-cell table:formula="of:=MIN([.$I17];[.$Q17];[.$Y17])" office:value-type="float"/>
          <table:table-cell table:formula="of:=MEDIAN([.$B17];[.$J17];[.$R17])" office:value-type="float"/>
          <table:table-cell table:formula="of:=MEDIAN([.$C17];[.$K17];[.$S17])" office:value-type="float"/>
          <table:table-cell table:formula="of:=MEDIAN([.$D17];[.$L17];[.$T17])" office:value-type="float"/>
          <table:table-cell table:formula="of:=MEDIAN([.$E17];[.$M17];[.$U17])" office:value-type="float"/>
          <table:table-cell table:formula="of:=MEDIAN([.$F17];[.$N17];[.$V17])" office:value-type="float"/>
          <table:table-cell table:formula="of:=MEDIAN([.$G17];[.$O17];[.$W17])" office:value-type="float"/>
          <table:table-cell table:formula="of:=MEDIAN([.$H17];[.$P17];[.$X17])" office:value-type="float"/>
          <table:table-cell table:formula="of:=MEDIAN([.$I17];[.$Q17];[.$Y17])" office:value-type="float"/>
          <table:table-cell table:formula="of:=MAX([.$B17];[.$J17];[.$R17])" office:value-type="float"/>
          <table:table-cell table:formula="of:=MAX([.$C17];[.$K17];[.$S17])" office:value-type="float"/>
          <table:table-cell table:formula="of:=MAX([.$D17];[.$L17];[.$T17])" office:value-type="float"/>
          <table:table-cell table:formula="of:=MAX([.$E17];[.$M17];[.$U17])" office:value-type="float"/>
          <table:table-cell table:formula="of:=MAX([.$F17];[.$N17];[.$V17])" office:value-type="float"/>
          <table:table-cell table:formula="of:=MAX([.$G17];[.$O17];[.$W17])" office:value-type="float"/>
          <table:table-cell table:formula="of:=MAX([.$H17];[.$P17];[.$X17])" office:value-type="float"/>
          <table:table-cell table:formula="of:=MAX([.$I17];[.$Q17];[.$Y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4.18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31667.0"/>
          <table:table-cell office:value-type="float" office:value="190482.0"/>
          <table:table-cell office:value-type="float" office:value="0.0"/>
          <table:table-cell office:value-type="float" office:value="0.0"/>
          <table:table-cell office:value-type="float" office:value="4.674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6921.0"/>
          <table:table-cell office:value-type="float" office:value="17976.0"/>
          <table:table-cell office:value-type="float" office:value="0.0"/>
          <table:table-cell office:value-type="float" office:value="0.0"/>
          <table:table-cell office:value-type="float" office:value="2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4.0"/>
          <table:table-cell office:value-type="float" office:value="1679.0"/>
          <table:table-cell office:value-type="float" office:value="0.0"/>
          <table:table-cell office:value-type="float" office:value="0.0"/>
          <table:table-cell table:formula="of:=MIN([.$B18];[.$J18];[.$R18])" office:value-type="float"/>
          <table:table-cell table:formula="of:=MIN([.$C18];[.$K18];[.$S18])" office:value-type="float"/>
          <table:table-cell table:formula="of:=MIN([.$D18];[.$L18];[.$T18])" office:value-type="float"/>
          <table:table-cell table:formula="of:=MIN([.$E18];[.$M18];[.$U18])" office:value-type="float"/>
          <table:table-cell table:formula="of:=MIN([.$F18];[.$N18];[.$V18])" office:value-type="float"/>
          <table:table-cell table:formula="of:=MIN([.$G18];[.$O18];[.$W18])" office:value-type="float"/>
          <table:table-cell table:formula="of:=MIN([.$H18];[.$P18];[.$X18])" office:value-type="float"/>
          <table:table-cell table:formula="of:=MIN([.$I18];[.$Q18];[.$Y18])" office:value-type="float"/>
          <table:table-cell table:formula="of:=MEDIAN([.$B18];[.$J18];[.$R18])" office:value-type="float"/>
          <table:table-cell table:formula="of:=MEDIAN([.$C18];[.$K18];[.$S18])" office:value-type="float"/>
          <table:table-cell table:formula="of:=MEDIAN([.$D18];[.$L18];[.$T18])" office:value-type="float"/>
          <table:table-cell table:formula="of:=MEDIAN([.$E18];[.$M18];[.$U18])" office:value-type="float"/>
          <table:table-cell table:formula="of:=MEDIAN([.$F18];[.$N18];[.$V18])" office:value-type="float"/>
          <table:table-cell table:formula="of:=MEDIAN([.$G18];[.$O18];[.$W18])" office:value-type="float"/>
          <table:table-cell table:formula="of:=MEDIAN([.$H18];[.$P18];[.$X18])" office:value-type="float"/>
          <table:table-cell table:formula="of:=MEDIAN([.$I18];[.$Q18];[.$Y18])" office:value-type="float"/>
          <table:table-cell table:formula="of:=MAX([.$B18];[.$J18];[.$R18])" office:value-type="float"/>
          <table:table-cell table:formula="of:=MAX([.$C18];[.$K18];[.$S18])" office:value-type="float"/>
          <table:table-cell table:formula="of:=MAX([.$D18];[.$L18];[.$T18])" office:value-type="float"/>
          <table:table-cell table:formula="of:=MAX([.$E18];[.$M18];[.$U18])" office:value-type="float"/>
          <table:table-cell table:formula="of:=MAX([.$F18];[.$N18];[.$V18])" office:value-type="float"/>
          <table:table-cell table:formula="of:=MAX([.$G18];[.$O18];[.$W18])" office:value-type="float"/>
          <table:table-cell table:formula="of:=MAX([.$H18];[.$P18];[.$X18])" office:value-type="float"/>
          <table:table-cell table:formula="of:=MAX([.$I18];[.$Q18];[.$Y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6.548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39158.0"/>
          <table:table-cell office:value-type="float" office:value="246039.0"/>
          <table:table-cell office:value-type="float" office:value="0.0"/>
          <table:table-cell office:value-type="float" office:value="0.0"/>
          <table:table-cell office:value-type="float" office:value="6.621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0323.0"/>
          <table:table-cell office:value-type="float" office:value="41479.0"/>
          <table:table-cell office:value-type="float" office:value="0.0"/>
          <table:table-cell office:value-type="float" office:value="0.0"/>
          <table:table-cell office:value-type="float" office:value="2.069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06.0"/>
          <table:table-cell office:value-type="float" office:value="3386.0"/>
          <table:table-cell office:value-type="float" office:value="0.0"/>
          <table:table-cell office:value-type="float" office:value="0.0"/>
          <table:table-cell table:formula="of:=MIN([.$B19];[.$J19];[.$R19])" office:value-type="float"/>
          <table:table-cell table:formula="of:=MIN([.$C19];[.$K19];[.$S19])" office:value-type="float"/>
          <table:table-cell table:formula="of:=MIN([.$D19];[.$L19];[.$T19])" office:value-type="float"/>
          <table:table-cell table:formula="of:=MIN([.$E19];[.$M19];[.$U19])" office:value-type="float"/>
          <table:table-cell table:formula="of:=MIN([.$F19];[.$N19];[.$V19])" office:value-type="float"/>
          <table:table-cell table:formula="of:=MIN([.$G19];[.$O19];[.$W19])" office:value-type="float"/>
          <table:table-cell table:formula="of:=MIN([.$H19];[.$P19];[.$X19])" office:value-type="float"/>
          <table:table-cell table:formula="of:=MIN([.$I19];[.$Q19];[.$Y19])" office:value-type="float"/>
          <table:table-cell table:formula="of:=MEDIAN([.$B19];[.$J19];[.$R19])" office:value-type="float"/>
          <table:table-cell table:formula="of:=MEDIAN([.$C19];[.$K19];[.$S19])" office:value-type="float"/>
          <table:table-cell table:formula="of:=MEDIAN([.$D19];[.$L19];[.$T19])" office:value-type="float"/>
          <table:table-cell table:formula="of:=MEDIAN([.$E19];[.$M19];[.$U19])" office:value-type="float"/>
          <table:table-cell table:formula="of:=MEDIAN([.$F19];[.$N19];[.$V19])" office:value-type="float"/>
          <table:table-cell table:formula="of:=MEDIAN([.$G19];[.$O19];[.$W19])" office:value-type="float"/>
          <table:table-cell table:formula="of:=MEDIAN([.$H19];[.$P19];[.$X19])" office:value-type="float"/>
          <table:table-cell table:formula="of:=MEDIAN([.$I19];[.$Q19];[.$Y19])" office:value-type="float"/>
          <table:table-cell table:formula="of:=MAX([.$B19];[.$J19];[.$R19])" office:value-type="float"/>
          <table:table-cell table:formula="of:=MAX([.$C19];[.$K19];[.$S19])" office:value-type="float"/>
          <table:table-cell table:formula="of:=MAX([.$D19];[.$L19];[.$T19])" office:value-type="float"/>
          <table:table-cell table:formula="of:=MAX([.$E19];[.$M19];[.$U19])" office:value-type="float"/>
          <table:table-cell table:formula="of:=MAX([.$F19];[.$N19];[.$V19])" office:value-type="float"/>
          <table:table-cell table:formula="of:=MAX([.$G19];[.$O19];[.$W19])" office:value-type="float"/>
          <table:table-cell table:formula="of:=MAX([.$H19];[.$P19];[.$X19])" office:value-type="float"/>
          <table:table-cell table:formula="of:=MAX([.$I19];[.$Q19];[.$Y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0.639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7191.0"/>
          <table:table-cell office:value-type="float" office:value="140992.0"/>
          <table:table-cell office:value-type="float" office:value="0.0"/>
          <table:table-cell office:value-type="float" office:value="0.0"/>
          <table:table-cell office:value-type="float" office:value="5.885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6873.0"/>
          <table:table-cell office:value-type="float" office:value="65850.0"/>
          <table:table-cell office:value-type="float" office:value="0.0"/>
          <table:table-cell office:value-type="float" office:value="0.0"/>
          <table:table-cell office:value-type="float" office:value="2.789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248.0"/>
          <table:table-cell office:value-type="float" office:value="23941.0"/>
          <table:table-cell office:value-type="float" office:value="0.0"/>
          <table:table-cell office:value-type="float" office:value="0.0"/>
          <table:table-cell table:formula="of:=MIN([.$B20];[.$J20];[.$R20])" office:value-type="float"/>
          <table:table-cell table:formula="of:=MIN([.$C20];[.$K20];[.$S20])" office:value-type="float"/>
          <table:table-cell table:formula="of:=MIN([.$D20];[.$L20];[.$T20])" office:value-type="float"/>
          <table:table-cell table:formula="of:=MIN([.$E20];[.$M20];[.$U20])" office:value-type="float"/>
          <table:table-cell table:formula="of:=MIN([.$F20];[.$N20];[.$V20])" office:value-type="float"/>
          <table:table-cell table:formula="of:=MIN([.$G20];[.$O20];[.$W20])" office:value-type="float"/>
          <table:table-cell table:formula="of:=MIN([.$H20];[.$P20];[.$X20])" office:value-type="float"/>
          <table:table-cell table:formula="of:=MIN([.$I20];[.$Q20];[.$Y20])" office:value-type="float"/>
          <table:table-cell table:formula="of:=MEDIAN([.$B20];[.$J20];[.$R20])" office:value-type="float"/>
          <table:table-cell table:formula="of:=MEDIAN([.$C20];[.$K20];[.$S20])" office:value-type="float"/>
          <table:table-cell table:formula="of:=MEDIAN([.$D20];[.$L20];[.$T20])" office:value-type="float"/>
          <table:table-cell table:formula="of:=MEDIAN([.$E20];[.$M20];[.$U20])" office:value-type="float"/>
          <table:table-cell table:formula="of:=MEDIAN([.$F20];[.$N20];[.$V20])" office:value-type="float"/>
          <table:table-cell table:formula="of:=MEDIAN([.$G20];[.$O20];[.$W20])" office:value-type="float"/>
          <table:table-cell table:formula="of:=MEDIAN([.$H20];[.$P20];[.$X20])" office:value-type="float"/>
          <table:table-cell table:formula="of:=MEDIAN([.$I20];[.$Q20];[.$Y20])" office:value-type="float"/>
          <table:table-cell table:formula="of:=MAX([.$B20];[.$J20];[.$R20])" office:value-type="float"/>
          <table:table-cell table:formula="of:=MAX([.$C20];[.$K20];[.$S20])" office:value-type="float"/>
          <table:table-cell table:formula="of:=MAX([.$D20];[.$L20];[.$T20])" office:value-type="float"/>
          <table:table-cell table:formula="of:=MAX([.$E20];[.$M20];[.$U20])" office:value-type="float"/>
          <table:table-cell table:formula="of:=MAX([.$F20];[.$N20];[.$V20])" office:value-type="float"/>
          <table:table-cell table:formula="of:=MAX([.$G20];[.$O20];[.$W20])" office:value-type="float"/>
          <table:table-cell table:formula="of:=MAX([.$H20];[.$P20];[.$X20])" office:value-type="float"/>
          <table:table-cell table:formula="of:=MAX([.$I20];[.$Q20];[.$Y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68.438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65578.0"/>
          <table:table-cell office:value-type="float" office:value="662387.0"/>
          <table:table-cell office:value-type="float" office:value="0.0"/>
          <table:table-cell office:value-type="float" office:value="0.0"/>
          <table:table-cell office:value-type="float" office:value="4.974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3559.0"/>
          <table:table-cell office:value-type="float" office:value="46808.0"/>
          <table:table-cell office:value-type="float" office:value="0.0"/>
          <table:table-cell office:value-type="float" office:value="0.0"/>
          <table:table-cell office:value-type="float" office:value="2.274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547.0"/>
          <table:table-cell office:value-type="float" office:value="9235.0"/>
          <table:table-cell office:value-type="float" office:value="0.0"/>
          <table:table-cell office:value-type="float" office:value="0.0"/>
          <table:table-cell table:formula="of:=MIN([.$B21];[.$J21];[.$R21])" office:value-type="float"/>
          <table:table-cell table:formula="of:=MIN([.$C21];[.$K21];[.$S21])" office:value-type="float"/>
          <table:table-cell table:formula="of:=MIN([.$D21];[.$L21];[.$T21])" office:value-type="float"/>
          <table:table-cell table:formula="of:=MIN([.$E21];[.$M21];[.$U21])" office:value-type="float"/>
          <table:table-cell table:formula="of:=MIN([.$F21];[.$N21];[.$V21])" office:value-type="float"/>
          <table:table-cell table:formula="of:=MIN([.$G21];[.$O21];[.$W21])" office:value-type="float"/>
          <table:table-cell table:formula="of:=MIN([.$H21];[.$P21];[.$X21])" office:value-type="float"/>
          <table:table-cell table:formula="of:=MIN([.$I21];[.$Q21];[.$Y21])" office:value-type="float"/>
          <table:table-cell table:formula="of:=MEDIAN([.$B21];[.$J21];[.$R21])" office:value-type="float"/>
          <table:table-cell table:formula="of:=MEDIAN([.$C21];[.$K21];[.$S21])" office:value-type="float"/>
          <table:table-cell table:formula="of:=MEDIAN([.$D21];[.$L21];[.$T21])" office:value-type="float"/>
          <table:table-cell table:formula="of:=MEDIAN([.$E21];[.$M21];[.$U21])" office:value-type="float"/>
          <table:table-cell table:formula="of:=MEDIAN([.$F21];[.$N21];[.$V21])" office:value-type="float"/>
          <table:table-cell table:formula="of:=MEDIAN([.$G21];[.$O21];[.$W21])" office:value-type="float"/>
          <table:table-cell table:formula="of:=MEDIAN([.$H21];[.$P21];[.$X21])" office:value-type="float"/>
          <table:table-cell table:formula="of:=MEDIAN([.$I21];[.$Q21];[.$Y21])" office:value-type="float"/>
          <table:table-cell table:formula="of:=MAX([.$B21];[.$J21];[.$R21])" office:value-type="float"/>
          <table:table-cell table:formula="of:=MAX([.$C21];[.$K21];[.$S21])" office:value-type="float"/>
          <table:table-cell table:formula="of:=MAX([.$D21];[.$L21];[.$T21])" office:value-type="float"/>
          <table:table-cell table:formula="of:=MAX([.$E21];[.$M21];[.$U21])" office:value-type="float"/>
          <table:table-cell table:formula="of:=MAX([.$F21];[.$N21];[.$V21])" office:value-type="float"/>
          <table:table-cell table:formula="of:=MAX([.$G21];[.$O21];[.$W21])" office:value-type="float"/>
          <table:table-cell table:formula="of:=MAX([.$H21];[.$P21];[.$X21])" office:value-type="float"/>
          <table:table-cell table:formula="of:=MAX([.$I21];[.$Q21];[.$Y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4.969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64856.0"/>
          <table:table-cell office:value-type="float" office:value="450270.0"/>
          <table:table-cell office:value-type="float" office:value="0.0"/>
          <table:table-cell office:value-type="float" office:value="0.0"/>
          <table:table-cell office:value-type="float" office:value="27.488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66563.0"/>
          <table:table-cell office:value-type="float" office:value="485931.0"/>
          <table:table-cell office:value-type="float" office:value="0.0"/>
          <table:table-cell office:value-type="float" office:value="0.0"/>
          <table:table-cell office:value-type="float" office:value="3.253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680.0"/>
          <table:table-cell office:value-type="float" office:value="45938.0"/>
          <table:table-cell office:value-type="float" office:value="0.0"/>
          <table:table-cell office:value-type="float" office:value="0.0"/>
          <table:table-cell table:formula="of:=MIN([.$B22];[.$J22];[.$R22])" office:value-type="float"/>
          <table:table-cell table:formula="of:=MIN([.$C22];[.$K22];[.$S22])" office:value-type="float"/>
          <table:table-cell table:formula="of:=MIN([.$D22];[.$L22];[.$T22])" office:value-type="float"/>
          <table:table-cell table:formula="of:=MIN([.$E22];[.$M22];[.$U22])" office:value-type="float"/>
          <table:table-cell table:formula="of:=MIN([.$F22];[.$N22];[.$V22])" office:value-type="float"/>
          <table:table-cell table:formula="of:=MIN([.$G22];[.$O22];[.$W22])" office:value-type="float"/>
          <table:table-cell table:formula="of:=MIN([.$H22];[.$P22];[.$X22])" office:value-type="float"/>
          <table:table-cell table:formula="of:=MIN([.$I22];[.$Q22];[.$Y22])" office:value-type="float"/>
          <table:table-cell table:formula="of:=MEDIAN([.$B22];[.$J22];[.$R22])" office:value-type="float"/>
          <table:table-cell table:formula="of:=MEDIAN([.$C22];[.$K22];[.$S22])" office:value-type="float"/>
          <table:table-cell table:formula="of:=MEDIAN([.$D22];[.$L22];[.$T22])" office:value-type="float"/>
          <table:table-cell table:formula="of:=MEDIAN([.$E22];[.$M22];[.$U22])" office:value-type="float"/>
          <table:table-cell table:formula="of:=MEDIAN([.$F22];[.$N22];[.$V22])" office:value-type="float"/>
          <table:table-cell table:formula="of:=MEDIAN([.$G22];[.$O22];[.$W22])" office:value-type="float"/>
          <table:table-cell table:formula="of:=MEDIAN([.$H22];[.$P22];[.$X22])" office:value-type="float"/>
          <table:table-cell table:formula="of:=MEDIAN([.$I22];[.$Q22];[.$Y22])" office:value-type="float"/>
          <table:table-cell table:formula="of:=MAX([.$B22];[.$J22];[.$R22])" office:value-type="float"/>
          <table:table-cell table:formula="of:=MAX([.$C22];[.$K22];[.$S22])" office:value-type="float"/>
          <table:table-cell table:formula="of:=MAX([.$D22];[.$L22];[.$T22])" office:value-type="float"/>
          <table:table-cell table:formula="of:=MAX([.$E22];[.$M22];[.$U22])" office:value-type="float"/>
          <table:table-cell table:formula="of:=MAX([.$F22];[.$N22];[.$V22])" office:value-type="float"/>
          <table:table-cell table:formula="of:=MAX([.$G22];[.$O22];[.$W22])" office:value-type="float"/>
          <table:table-cell table:formula="of:=MAX([.$H22];[.$P22];[.$X22])" office:value-type="float"/>
          <table:table-cell table:formula="of:=MAX([.$I22];[.$Q22];[.$Y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962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2442.0"/>
          <table:table-cell office:value-type="float" office:value="25452.0"/>
          <table:table-cell office:value-type="float" office:value="0.0"/>
          <table:table-cell office:value-type="float" office:value="0.0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81.0"/>
          <table:table-cell office:value-type="float" office:value="0.0"/>
          <table:table-cell office:value-type="float" office:value="0.0"/>
          <table:table-cell office:value-type="float" office:value="0.23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3.0"/>
          <table:table-cell office:value-type="float" office:value="0.0"/>
          <table:table-cell office:value-type="float" office:value="0.0"/>
          <table:table-cell table:formula="of:=MIN([.$B23];[.$J23];[.$R23])" office:value-type="float"/>
          <table:table-cell table:formula="of:=MIN([.$C23];[.$K23];[.$S23])" office:value-type="float"/>
          <table:table-cell table:formula="of:=MIN([.$D23];[.$L23];[.$T23])" office:value-type="float"/>
          <table:table-cell table:formula="of:=MIN([.$E23];[.$M23];[.$U23])" office:value-type="float"/>
          <table:table-cell table:formula="of:=MIN([.$F23];[.$N23];[.$V23])" office:value-type="float"/>
          <table:table-cell table:formula="of:=MIN([.$G23];[.$O23];[.$W23])" office:value-type="float"/>
          <table:table-cell table:formula="of:=MIN([.$H23];[.$P23];[.$X23])" office:value-type="float"/>
          <table:table-cell table:formula="of:=MIN([.$I23];[.$Q23];[.$Y23])" office:value-type="float"/>
          <table:table-cell table:formula="of:=MEDIAN([.$B23];[.$J23];[.$R23])" office:value-type="float"/>
          <table:table-cell table:formula="of:=MEDIAN([.$C23];[.$K23];[.$S23])" office:value-type="float"/>
          <table:table-cell table:formula="of:=MEDIAN([.$D23];[.$L23];[.$T23])" office:value-type="float"/>
          <table:table-cell table:formula="of:=MEDIAN([.$E23];[.$M23];[.$U23])" office:value-type="float"/>
          <table:table-cell table:formula="of:=MEDIAN([.$F23];[.$N23];[.$V23])" office:value-type="float"/>
          <table:table-cell table:formula="of:=MEDIAN([.$G23];[.$O23];[.$W23])" office:value-type="float"/>
          <table:table-cell table:formula="of:=MEDIAN([.$H23];[.$P23];[.$X23])" office:value-type="float"/>
          <table:table-cell table:formula="of:=MEDIAN([.$I23];[.$Q23];[.$Y23])" office:value-type="float"/>
          <table:table-cell table:formula="of:=MAX([.$B23];[.$J23];[.$R23])" office:value-type="float"/>
          <table:table-cell table:formula="of:=MAX([.$C23];[.$K23];[.$S23])" office:value-type="float"/>
          <table:table-cell table:formula="of:=MAX([.$D23];[.$L23];[.$T23])" office:value-type="float"/>
          <table:table-cell table:formula="of:=MAX([.$E23];[.$M23];[.$U23])" office:value-type="float"/>
          <table:table-cell table:formula="of:=MAX([.$F23];[.$N23];[.$V23])" office:value-type="float"/>
          <table:table-cell table:formula="of:=MAX([.$G23];[.$O23];[.$W23])" office:value-type="float"/>
          <table:table-cell table:formula="of:=MAX([.$H23];[.$P23];[.$X23])" office:value-type="float"/>
          <table:table-cell table:formula="of:=MAX([.$I23];[.$Q23];[.$Y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235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3649.0"/>
          <table:table-cell office:value-type="float" office:value="30729.0"/>
          <table:table-cell office:value-type="float" office:value="0.0"/>
          <table:table-cell office:value-type="float" office:value="0.0"/>
          <table:table-cell office:value-type="float" office:value="0.45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481.0"/>
          <table:table-cell office:value-type="float" office:value="0.0"/>
          <table:table-cell office:value-type="float" office:value="0.0"/>
          <table:table-cell office:value-type="float" office:value="0.3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38.0"/>
          <table:table-cell office:value-type="float" office:value="0.0"/>
          <table:table-cell office:value-type="float" office:value="0.0"/>
          <table:table-cell table:formula="of:=MIN([.$B24];[.$J24];[.$R24])" office:value-type="float"/>
          <table:table-cell table:formula="of:=MIN([.$C24];[.$K24];[.$S24])" office:value-type="float"/>
          <table:table-cell table:formula="of:=MIN([.$D24];[.$L24];[.$T24])" office:value-type="float"/>
          <table:table-cell table:formula="of:=MIN([.$E24];[.$M24];[.$U24])" office:value-type="float"/>
          <table:table-cell table:formula="of:=MIN([.$F24];[.$N24];[.$V24])" office:value-type="float"/>
          <table:table-cell table:formula="of:=MIN([.$G24];[.$O24];[.$W24])" office:value-type="float"/>
          <table:table-cell table:formula="of:=MIN([.$H24];[.$P24];[.$X24])" office:value-type="float"/>
          <table:table-cell table:formula="of:=MIN([.$I24];[.$Q24];[.$Y24])" office:value-type="float"/>
          <table:table-cell table:formula="of:=MEDIAN([.$B24];[.$J24];[.$R24])" office:value-type="float"/>
          <table:table-cell table:formula="of:=MEDIAN([.$C24];[.$K24];[.$S24])" office:value-type="float"/>
          <table:table-cell table:formula="of:=MEDIAN([.$D24];[.$L24];[.$T24])" office:value-type="float"/>
          <table:table-cell table:formula="of:=MEDIAN([.$E24];[.$M24];[.$U24])" office:value-type="float"/>
          <table:table-cell table:formula="of:=MEDIAN([.$F24];[.$N24];[.$V24])" office:value-type="float"/>
          <table:table-cell table:formula="of:=MEDIAN([.$G24];[.$O24];[.$W24])" office:value-type="float"/>
          <table:table-cell table:formula="of:=MEDIAN([.$H24];[.$P24];[.$X24])" office:value-type="float"/>
          <table:table-cell table:formula="of:=MEDIAN([.$I24];[.$Q24];[.$Y24])" office:value-type="float"/>
          <table:table-cell table:formula="of:=MAX([.$B24];[.$J24];[.$R24])" office:value-type="float"/>
          <table:table-cell table:formula="of:=MAX([.$C24];[.$K24];[.$S24])" office:value-type="float"/>
          <table:table-cell table:formula="of:=MAX([.$D24];[.$L24];[.$T24])" office:value-type="float"/>
          <table:table-cell table:formula="of:=MAX([.$E24];[.$M24];[.$U24])" office:value-type="float"/>
          <table:table-cell table:formula="of:=MAX([.$F24];[.$N24];[.$V24])" office:value-type="float"/>
          <table:table-cell table:formula="of:=MAX([.$G24];[.$O24];[.$W24])" office:value-type="float"/>
          <table:table-cell table:formula="of:=MAX([.$H24];[.$P24];[.$X24])" office:value-type="float"/>
          <table:table-cell table:formula="of:=MAX([.$I24];[.$Q24];[.$Y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42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34.0"/>
          <table:table-cell office:value-type="float" office:value="0.0"/>
          <table:table-cell office:value-type="float" office:value="0.0"/>
          <table:table-cell office:value-type="float" office:value="0.4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8.0"/>
          <table:table-cell office:value-type="float" office:value="0.0"/>
          <table:table-cell office:value-type="float" office:value="0.0"/>
          <table:table-cell office:value-type="float" office:value="0.25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8.0"/>
          <table:table-cell office:value-type="float" office:value="0.0"/>
          <table:table-cell office:value-type="float" office:value="0.0"/>
          <table:table-cell table:formula="of:=MIN([.$B25];[.$J25];[.$R25])" office:value-type="float"/>
          <table:table-cell table:formula="of:=MIN([.$C25];[.$K25];[.$S25])" office:value-type="float"/>
          <table:table-cell table:formula="of:=MIN([.$D25];[.$L25];[.$T25])" office:value-type="float"/>
          <table:table-cell table:formula="of:=MIN([.$E25];[.$M25];[.$U25])" office:value-type="float"/>
          <table:table-cell table:formula="of:=MIN([.$F25];[.$N25];[.$V25])" office:value-type="float"/>
          <table:table-cell table:formula="of:=MIN([.$G25];[.$O25];[.$W25])" office:value-type="float"/>
          <table:table-cell table:formula="of:=MIN([.$H25];[.$P25];[.$X25])" office:value-type="float"/>
          <table:table-cell table:formula="of:=MIN([.$I25];[.$Q25];[.$Y25])" office:value-type="float"/>
          <table:table-cell table:formula="of:=MEDIAN([.$B25];[.$J25];[.$R25])" office:value-type="float"/>
          <table:table-cell table:formula="of:=MEDIAN([.$C25];[.$K25];[.$S25])" office:value-type="float"/>
          <table:table-cell table:formula="of:=MEDIAN([.$D25];[.$L25];[.$T25])" office:value-type="float"/>
          <table:table-cell table:formula="of:=MEDIAN([.$E25];[.$M25];[.$U25])" office:value-type="float"/>
          <table:table-cell table:formula="of:=MEDIAN([.$F25];[.$N25];[.$V25])" office:value-type="float"/>
          <table:table-cell table:formula="of:=MEDIAN([.$G25];[.$O25];[.$W25])" office:value-type="float"/>
          <table:table-cell table:formula="of:=MEDIAN([.$H25];[.$P25];[.$X25])" office:value-type="float"/>
          <table:table-cell table:formula="of:=MEDIAN([.$I25];[.$Q25];[.$Y25])" office:value-type="float"/>
          <table:table-cell table:formula="of:=MAX([.$B25];[.$J25];[.$R25])" office:value-type="float"/>
          <table:table-cell table:formula="of:=MAX([.$C25];[.$K25];[.$S25])" office:value-type="float"/>
          <table:table-cell table:formula="of:=MAX([.$D25];[.$L25];[.$T25])" office:value-type="float"/>
          <table:table-cell table:formula="of:=MAX([.$E25];[.$M25];[.$U25])" office:value-type="float"/>
          <table:table-cell table:formula="of:=MAX([.$F25];[.$N25];[.$V25])" office:value-type="float"/>
          <table:table-cell table:formula="of:=MAX([.$G25];[.$O25];[.$W25])" office:value-type="float"/>
          <table:table-cell table:formula="of:=MAX([.$H25];[.$P25];[.$X25])" office:value-type="float"/>
          <table:table-cell table:formula="of:=MAX([.$I25];[.$Q25];[.$Y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4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513.0"/>
          <table:table-cell office:value-type="float" office:value="0.0"/>
          <table:table-cell office:value-type="float" office:value="0.0"/>
          <table:table-cell office:value-type="float" office:value="0.49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9.0"/>
          <table:table-cell office:value-type="float" office:value="0.0"/>
          <table:table-cell office:value-type="float" office:value="0.0"/>
          <table:table-cell office:value-type="float" office:value="0.22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0.0"/>
          <table:table-cell office:value-type="float" office:value="0.0"/>
          <table:table-cell office:value-type="float" office:value="0.0"/>
          <table:table-cell table:formula="of:=MIN([.$B26];[.$J26];[.$R26])" office:value-type="float"/>
          <table:table-cell table:formula="of:=MIN([.$C26];[.$K26];[.$S26])" office:value-type="float"/>
          <table:table-cell table:formula="of:=MIN([.$D26];[.$L26];[.$T26])" office:value-type="float"/>
          <table:table-cell table:formula="of:=MIN([.$E26];[.$M26];[.$U26])" office:value-type="float"/>
          <table:table-cell table:formula="of:=MIN([.$F26];[.$N26];[.$V26])" office:value-type="float"/>
          <table:table-cell table:formula="of:=MIN([.$G26];[.$O26];[.$W26])" office:value-type="float"/>
          <table:table-cell table:formula="of:=MIN([.$H26];[.$P26];[.$X26])" office:value-type="float"/>
          <table:table-cell table:formula="of:=MIN([.$I26];[.$Q26];[.$Y26])" office:value-type="float"/>
          <table:table-cell table:formula="of:=MEDIAN([.$B26];[.$J26];[.$R26])" office:value-type="float"/>
          <table:table-cell table:formula="of:=MEDIAN([.$C26];[.$K26];[.$S26])" office:value-type="float"/>
          <table:table-cell table:formula="of:=MEDIAN([.$D26];[.$L26];[.$T26])" office:value-type="float"/>
          <table:table-cell table:formula="of:=MEDIAN([.$E26];[.$M26];[.$U26])" office:value-type="float"/>
          <table:table-cell table:formula="of:=MEDIAN([.$F26];[.$N26];[.$V26])" office:value-type="float"/>
          <table:table-cell table:formula="of:=MEDIAN([.$G26];[.$O26];[.$W26])" office:value-type="float"/>
          <table:table-cell table:formula="of:=MEDIAN([.$H26];[.$P26];[.$X26])" office:value-type="float"/>
          <table:table-cell table:formula="of:=MEDIAN([.$I26];[.$Q26];[.$Y26])" office:value-type="float"/>
          <table:table-cell table:formula="of:=MAX([.$B26];[.$J26];[.$R26])" office:value-type="float"/>
          <table:table-cell table:formula="of:=MAX([.$C26];[.$K26];[.$S26])" office:value-type="float"/>
          <table:table-cell table:formula="of:=MAX([.$D26];[.$L26];[.$T26])" office:value-type="float"/>
          <table:table-cell table:formula="of:=MAX([.$E26];[.$M26];[.$U26])" office:value-type="float"/>
          <table:table-cell table:formula="of:=MAX([.$F26];[.$N26];[.$V26])" office:value-type="float"/>
          <table:table-cell table:formula="of:=MAX([.$G26];[.$O26];[.$W26])" office:value-type="float"/>
          <table:table-cell table:formula="of:=MAX([.$H26];[.$P26];[.$X26])" office:value-type="float"/>
          <table:table-cell table:formula="of:=MAX([.$I26];[.$Q26];[.$Y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512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57.0"/>
          <table:table-cell office:value-type="float" office:value="2655.0"/>
          <table:table-cell office:value-type="float" office:value="0.0"/>
          <table:table-cell office:value-type="float" office:value="0.0"/>
          <table:table-cell office:value-type="float" office:value="0.47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95.0"/>
          <table:table-cell office:value-type="float" office:value="0.0"/>
          <table:table-cell office:value-type="float" office:value="0.0"/>
          <table:table-cell office:value-type="float" office:value="0.3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8.0"/>
          <table:table-cell office:value-type="float" office:value="0.0"/>
          <table:table-cell office:value-type="float" office:value="0.0"/>
          <table:table-cell table:formula="of:=MIN([.$B27];[.$J27];[.$R27])" office:value-type="float"/>
          <table:table-cell table:formula="of:=MIN([.$C27];[.$K27];[.$S27])" office:value-type="float"/>
          <table:table-cell table:formula="of:=MIN([.$D27];[.$L27];[.$T27])" office:value-type="float"/>
          <table:table-cell table:formula="of:=MIN([.$E27];[.$M27];[.$U27])" office:value-type="float"/>
          <table:table-cell table:formula="of:=MIN([.$F27];[.$N27];[.$V27])" office:value-type="float"/>
          <table:table-cell table:formula="of:=MIN([.$G27];[.$O27];[.$W27])" office:value-type="float"/>
          <table:table-cell table:formula="of:=MIN([.$H27];[.$P27];[.$X27])" office:value-type="float"/>
          <table:table-cell table:formula="of:=MIN([.$I27];[.$Q27];[.$Y27])" office:value-type="float"/>
          <table:table-cell table:formula="of:=MEDIAN([.$B27];[.$J27];[.$R27])" office:value-type="float"/>
          <table:table-cell table:formula="of:=MEDIAN([.$C27];[.$K27];[.$S27])" office:value-type="float"/>
          <table:table-cell table:formula="of:=MEDIAN([.$D27];[.$L27];[.$T27])" office:value-type="float"/>
          <table:table-cell table:formula="of:=MEDIAN([.$E27];[.$M27];[.$U27])" office:value-type="float"/>
          <table:table-cell table:formula="of:=MEDIAN([.$F27];[.$N27];[.$V27])" office:value-type="float"/>
          <table:table-cell table:formula="of:=MEDIAN([.$G27];[.$O27];[.$W27])" office:value-type="float"/>
          <table:table-cell table:formula="of:=MEDIAN([.$H27];[.$P27];[.$X27])" office:value-type="float"/>
          <table:table-cell table:formula="of:=MEDIAN([.$I27];[.$Q27];[.$Y27])" office:value-type="float"/>
          <table:table-cell table:formula="of:=MAX([.$B27];[.$J27];[.$R27])" office:value-type="float"/>
          <table:table-cell table:formula="of:=MAX([.$C27];[.$K27];[.$S27])" office:value-type="float"/>
          <table:table-cell table:formula="of:=MAX([.$D27];[.$L27];[.$T27])" office:value-type="float"/>
          <table:table-cell table:formula="of:=MAX([.$E27];[.$M27];[.$U27])" office:value-type="float"/>
          <table:table-cell table:formula="of:=MAX([.$F27];[.$N27];[.$V27])" office:value-type="float"/>
          <table:table-cell table:formula="of:=MAX([.$G27];[.$O27];[.$W27])" office:value-type="float"/>
          <table:table-cell table:formula="of:=MAX([.$H27];[.$P27];[.$X27])" office:value-type="float"/>
          <table:table-cell table:formula="of:=MAX([.$I27];[.$Q27];[.$Y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Z3:.$Z27])^2)^0.5" office:value-type="float"/>
          <table:table-cell table:number-matrix-columns-spanned="1" table:number-matrix-rows-spanned="1" table:formula="of:=SUM(([.C3:.C27]-[.$AA3:.$AA27])^2)^0.5" office:value-type="float"/>
          <table:table-cell table:number-matrix-columns-spanned="1" table:number-matrix-rows-spanned="1" table:formula="of:=SUM(([.D3:.D27]-[.$AB3:.$AB27])^2)^0.5" office:value-type="float"/>
          <table:table-cell table:number-matrix-columns-spanned="1" table:number-matrix-rows-spanned="1" table:formula="of:=SUM(([.E3:.E27]-[.$AC3:.$AC27])^2)^0.5" office:value-type="float"/>
          <table:table-cell table:number-matrix-columns-spanned="1" table:number-matrix-rows-spanned="1" table:formula="of:=SUM(([.F3:.F27]-[.$AD3:.$AD27])^2)^0.5" office:value-type="float"/>
          <table:table-cell table:number-matrix-columns-spanned="1" table:number-matrix-rows-spanned="1" table:formula="of:=SUM(([.G3:.G27]-[.$AE3:.$AE27])^2)^0.5" office:value-type="float"/>
          <table:table-cell table:number-matrix-columns-spanned="1" table:number-matrix-rows-spanned="1" table:formula="of:=SUM(([.H3:.H27]-[.$AF3:.$AF27])^2)^0.5" office:value-type="float"/>
          <table:table-cell table:number-matrix-columns-spanned="1" table:number-matrix-rows-spanned="1" table:formula="of:=SUM(([.I3:.I27]-[.$AG3:.$AG27])^2)^0.5" office:value-type="float"/>
          <table:table-cell table:number-matrix-columns-spanned="1" table:number-matrix-rows-spanned="1" table:formula="of:=SUM(([.J3:.J27]-[.$Z3:.$Z27])^2)^0.5" office:value-type="float"/>
          <table:table-cell table:number-matrix-columns-spanned="1" table:number-matrix-rows-spanned="1" table:formula="of:=SUM(([.K3:.K27]-[.$AA3:.$AA27])^2)^0.5" office:value-type="float"/>
          <table:table-cell table:number-matrix-columns-spanned="1" table:number-matrix-rows-spanned="1" table:formula="of:=SUM(([.L3:.L27]-[.$AB3:.$AB27])^2)^0.5" office:value-type="float"/>
          <table:table-cell table:number-matrix-columns-spanned="1" table:number-matrix-rows-spanned="1" table:formula="of:=SUM(([.M3:.M27]-[.$AC3:.$AC27])^2)^0.5" office:value-type="float"/>
          <table:table-cell table:number-matrix-columns-spanned="1" table:number-matrix-rows-spanned="1" table:formula="of:=SUM(([.N3:.N27]-[.$AD3:.$AD27])^2)^0.5" office:value-type="float"/>
          <table:table-cell table:number-matrix-columns-spanned="1" table:number-matrix-rows-spanned="1" table:formula="of:=SUM(([.O3:.O27]-[.$AE3:.$AE27])^2)^0.5" office:value-type="float"/>
          <table:table-cell table:number-matrix-columns-spanned="1" table:number-matrix-rows-spanned="1" table:formula="of:=SUM(([.P3:.P27]-[.$AF3:.$AF27])^2)^0.5" office:value-type="float"/>
          <table:table-cell table:number-matrix-columns-spanned="1" table:number-matrix-rows-spanned="1" table:formula="of:=SUM(([.Q3:.Q27]-[.$AG3:.$AG27])^2)^0.5" office:value-type="float"/>
          <table:table-cell table:number-matrix-columns-spanned="1" table:number-matrix-rows-spanned="1" table:formula="of:=SUM(([.R3:.R27]-[.$Z3:.$Z27])^2)^0.5" office:value-type="float"/>
          <table:table-cell table:number-matrix-columns-spanned="1" table:number-matrix-rows-spanned="1" table:formula="of:=SUM(([.S3:.S27]-[.$AA3:.$AA27])^2)^0.5" office:value-type="float"/>
          <table:table-cell table:number-matrix-columns-spanned="1" table:number-matrix-rows-spanned="1" table:formula="of:=SUM(([.T3:.T27]-[.$AB3:.$AB27])^2)^0.5" office:value-type="float"/>
          <table:table-cell table:number-matrix-columns-spanned="1" table:number-matrix-rows-spanned="1" table:formula="of:=SUM(([.U3:.U27]-[.$AC3:.$AC27])^2)^0.5" office:value-type="float"/>
          <table:table-cell table:number-matrix-columns-spanned="1" table:number-matrix-rows-spanned="1" table:formula="of:=SUM(([.V3:.V27]-[.$AD3:.$AD27])^2)^0.5" office:value-type="float"/>
          <table:table-cell table:number-matrix-columns-spanned="1" table:number-matrix-rows-spanned="1" table:formula="of:=SUM(([.W3:.W27]-[.$AE3:.$AE27])^2)^0.5" office:value-type="float"/>
          <table:table-cell table:number-matrix-columns-spanned="1" table:number-matrix-rows-spanned="1" table:formula="of:=SUM(([.X3:.X27]-[.$AF3:.$AF27])^2)^0.5" office:value-type="float"/>
          <table:table-cell table:number-matrix-columns-spanned="1" table:number-matrix-rows-spanned="1" table:formula="of:=SUM(([.Y3:.Y27]-[.$AG3:.$AG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Z3:.$Z27])" office:value-type="float"/>
          <table:table-cell table:number-matrix-columns-spanned="1" table:number-matrix-rows-spanned="1" table:formula="of:=SUM([.C3:.C27]=[.$AA3:.$AA27])" office:value-type="float"/>
          <table:table-cell table:number-matrix-columns-spanned="1" table:number-matrix-rows-spanned="1" table:formula="of:=SUM([.D3:.D27]=[.$AB3:.$AB27])" office:value-type="float"/>
          <table:table-cell table:number-matrix-columns-spanned="1" table:number-matrix-rows-spanned="1" table:formula="of:=SUM([.E3:.E27]=[.$AC3:.$AC27])" office:value-type="float"/>
          <table:table-cell table:number-matrix-columns-spanned="1" table:number-matrix-rows-spanned="1" table:formula="of:=SUM([.F3:.F27]=[.$AD3:.$AD27])" office:value-type="float"/>
          <table:table-cell table:number-matrix-columns-spanned="1" table:number-matrix-rows-spanned="1" table:formula="of:=SUM([.G3:.G27]=[.$AE3:.$AE27])" office:value-type="float"/>
          <table:table-cell table:number-matrix-columns-spanned="1" table:number-matrix-rows-spanned="1" table:formula="of:=SUM([.H3:.H27]=[.$AF3:.$AF27])" office:value-type="float"/>
          <table:table-cell table:number-matrix-columns-spanned="1" table:number-matrix-rows-spanned="1" table:formula="of:=SUM([.I3:.I27]=[.$AG3:.$AG27])" office:value-type="float"/>
          <table:table-cell table:number-matrix-columns-spanned="1" table:number-matrix-rows-spanned="1" table:formula="of:=SUM([.J3:.J27]=[.$Z3:.$Z27])" office:value-type="float"/>
          <table:table-cell table:number-matrix-columns-spanned="1" table:number-matrix-rows-spanned="1" table:formula="of:=SUM([.K3:.K27]=[.$AA3:.$AA27])" office:value-type="float"/>
          <table:table-cell table:number-matrix-columns-spanned="1" table:number-matrix-rows-spanned="1" table:formula="of:=SUM([.L3:.L27]=[.$AB3:.$AB27])" office:value-type="float"/>
          <table:table-cell table:number-matrix-columns-spanned="1" table:number-matrix-rows-spanned="1" table:formula="of:=SUM([.M3:.M27]=[.$AC3:.$AC27])" office:value-type="float"/>
          <table:table-cell table:number-matrix-columns-spanned="1" table:number-matrix-rows-spanned="1" table:formula="of:=SUM([.N3:.N27]=[.$AD3:.$AD27])" office:value-type="float"/>
          <table:table-cell table:number-matrix-columns-spanned="1" table:number-matrix-rows-spanned="1" table:formula="of:=SUM([.O3:.O27]=[.$AE3:.$AE27])" office:value-type="float"/>
          <table:table-cell table:number-matrix-columns-spanned="1" table:number-matrix-rows-spanned="1" table:formula="of:=SUM([.P3:.P27]=[.$AF3:.$AF27])" office:value-type="float"/>
          <table:table-cell table:number-matrix-columns-spanned="1" table:number-matrix-rows-spanned="1" table:formula="of:=SUM([.Q3:.Q27]=[.$AG3:.$AG27])" office:value-type="float"/>
          <table:table-cell table:number-matrix-columns-spanned="1" table:number-matrix-rows-spanned="1" table:formula="of:=SUM([.R3:.R27]=[.$Z3:.$Z27])" office:value-type="float"/>
          <table:table-cell table:number-matrix-columns-spanned="1" table:number-matrix-rows-spanned="1" table:formula="of:=SUM([.S3:.S27]=[.$AA3:.$AA27])" office:value-type="float"/>
          <table:table-cell table:number-matrix-columns-spanned="1" table:number-matrix-rows-spanned="1" table:formula="of:=SUM([.T3:.T27]=[.$AB3:.$AB27])" office:value-type="float"/>
          <table:table-cell table:number-matrix-columns-spanned="1" table:number-matrix-rows-spanned="1" table:formula="of:=SUM([.U3:.U27]=[.$AC3:.$AC27])" office:value-type="float"/>
          <table:table-cell table:number-matrix-columns-spanned="1" table:number-matrix-rows-spanned="1" table:formula="of:=SUM([.V3:.V27]=[.$AD3:.$AD27])" office:value-type="float"/>
          <table:table-cell table:number-matrix-columns-spanned="1" table:number-matrix-rows-spanned="1" table:formula="of:=SUM([.W3:.W27]=[.$AE3:.$AE27])" office:value-type="float"/>
          <table:table-cell table:number-matrix-columns-spanned="1" table:number-matrix-rows-spanned="1" table:formula="of:=SUM([.X3:.X27]=[.$AF3:.$AF27])" office:value-type="float"/>
          <table:table-cell table:number-matrix-columns-spanned="1" table:number-matrix-rows-spanned="1" table:formula="of:=SUM([.Y3:.Y27]=[.$AG3:.$AG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H3:.$AH27])" office:value-type="float"/>
          <table:table-cell table:number-matrix-columns-spanned="1" table:number-matrix-rows-spanned="1" table:formula="of:=SUM([.C3:.C27]&lt;[.$AI3:.$AI27])" office:value-type="float"/>
          <table:table-cell table:number-matrix-columns-spanned="1" table:number-matrix-rows-spanned="1" table:formula="of:=SUM([.D3:.D27]&lt;[.$AJ3:.$AJ27])" office:value-type="float"/>
          <table:table-cell table:number-matrix-columns-spanned="1" table:number-matrix-rows-spanned="1" table:formula="of:=SUM([.E3:.E27]&lt;[.$AK3:.$AK27])" office:value-type="float"/>
          <table:table-cell table:number-matrix-columns-spanned="1" table:number-matrix-rows-spanned="1" table:formula="of:=SUM([.F3:.F27]&lt;[.$AL3:.$AL27])" office:value-type="float"/>
          <table:table-cell table:number-matrix-columns-spanned="1" table:number-matrix-rows-spanned="1" table:formula="of:=SUM([.G3:.G27]&lt;[.$AM3:.$AM27])" office:value-type="float"/>
          <table:table-cell table:number-matrix-columns-spanned="1" table:number-matrix-rows-spanned="1" table:formula="of:=SUM([.H3:.H27]&lt;[.$AN3:.$AN27])" office:value-type="float"/>
          <table:table-cell table:number-matrix-columns-spanned="1" table:number-matrix-rows-spanned="1" table:formula="of:=SUM([.I3:.I27]&lt;[.$AO3:.$AO27])" office:value-type="float"/>
          <table:table-cell table:number-matrix-columns-spanned="1" table:number-matrix-rows-spanned="1" table:formula="of:=SUM([.J3:.J27]&lt;[.$AH3:.$AH27])" office:value-type="float"/>
          <table:table-cell table:number-matrix-columns-spanned="1" table:number-matrix-rows-spanned="1" table:formula="of:=SUM([.K3:.K27]&lt;[.$AI3:.$AI27])" office:value-type="float"/>
          <table:table-cell table:number-matrix-columns-spanned="1" table:number-matrix-rows-spanned="1" table:formula="of:=SUM([.L3:.L27]&lt;[.$AJ3:.$AJ27])" office:value-type="float"/>
          <table:table-cell table:number-matrix-columns-spanned="1" table:number-matrix-rows-spanned="1" table:formula="of:=SUM([.M3:.M27]&lt;[.$AK3:.$AK27])" office:value-type="float"/>
          <table:table-cell table:number-matrix-columns-spanned="1" table:number-matrix-rows-spanned="1" table:formula="of:=SUM([.N3:.N27]&lt;[.$AL3:.$AL27])" office:value-type="float"/>
          <table:table-cell table:number-matrix-columns-spanned="1" table:number-matrix-rows-spanned="1" table:formula="of:=SUM([.O3:.O27]&lt;[.$AM3:.$AM27])" office:value-type="float"/>
          <table:table-cell table:number-matrix-columns-spanned="1" table:number-matrix-rows-spanned="1" table:formula="of:=SUM([.P3:.P27]&lt;[.$AN3:.$AN27])" office:value-type="float"/>
          <table:table-cell table:number-matrix-columns-spanned="1" table:number-matrix-rows-spanned="1" table:formula="of:=SUM([.Q3:.Q27]&lt;[.$AO3:.$AO27])" office:value-type="float"/>
          <table:table-cell table:number-matrix-columns-spanned="1" table:number-matrix-rows-spanned="1" table:formula="of:=SUM([.R3:.R27]&lt;[.$AH3:.$AH27])" office:value-type="float"/>
          <table:table-cell table:number-matrix-columns-spanned="1" table:number-matrix-rows-spanned="1" table:formula="of:=SUM([.S3:.S27]&lt;[.$AI3:.$AI27])" office:value-type="float"/>
          <table:table-cell table:number-matrix-columns-spanned="1" table:number-matrix-rows-spanned="1" table:formula="of:=SUM([.T3:.T27]&lt;[.$AJ3:.$AJ27])" office:value-type="float"/>
          <table:table-cell table:number-matrix-columns-spanned="1" table:number-matrix-rows-spanned="1" table:formula="of:=SUM([.U3:.U27]&lt;[.$AK3:.$AK27])" office:value-type="float"/>
          <table:table-cell table:number-matrix-columns-spanned="1" table:number-matrix-rows-spanned="1" table:formula="of:=SUM([.V3:.V27]&lt;[.$AL3:.$AL27])" office:value-type="float"/>
          <table:table-cell table:number-matrix-columns-spanned="1" table:number-matrix-rows-spanned="1" table:formula="of:=SUM([.W3:.W27]&lt;[.$AM3:.$AM27])" office:value-type="float"/>
          <table:table-cell table:number-matrix-columns-spanned="1" table:number-matrix-rows-spanned="1" table:formula="of:=SUM([.X3:.X27]&lt;[.$AN3:.$AN27])" office:value-type="float"/>
          <table:table-cell table:number-matrix-columns-spanned="1" table:number-matrix-rows-spanned="1" table:formula="of:=SUM([.Y3:.Y27]&lt;[.$AO3:.$AO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H3:.$AH27])" office:value-type="float"/>
          <table:table-cell table:number-matrix-columns-spanned="1" table:number-matrix-rows-spanned="1" table:formula="of:=SUM([.C3:.C27]&gt;[.$AI3:.$AI27])" office:value-type="float"/>
          <table:table-cell table:number-matrix-columns-spanned="1" table:number-matrix-rows-spanned="1" table:formula="of:=SUM([.D3:.D27]&gt;[.$AJ3:.$AJ27])" office:value-type="float"/>
          <table:table-cell table:number-matrix-columns-spanned="1" table:number-matrix-rows-spanned="1" table:formula="of:=SUM([.E3:.E27]&gt;[.$AK3:.$AK27])" office:value-type="float"/>
          <table:table-cell table:number-matrix-columns-spanned="1" table:number-matrix-rows-spanned="1" table:formula="of:=SUM([.F3:.F27]&gt;[.$AL3:.$AL27])" office:value-type="float"/>
          <table:table-cell table:number-matrix-columns-spanned="1" table:number-matrix-rows-spanned="1" table:formula="of:=SUM([.G3:.G27]&gt;[.$AM3:.$AM27])" office:value-type="float"/>
          <table:table-cell table:number-matrix-columns-spanned="1" table:number-matrix-rows-spanned="1" table:formula="of:=SUM([.H3:.H27]&gt;[.$AN3:.$AN27])" office:value-type="float"/>
          <table:table-cell table:number-matrix-columns-spanned="1" table:number-matrix-rows-spanned="1" table:formula="of:=SUM([.I3:.I27]&gt;[.$AO3:.$AO27])" office:value-type="float"/>
          <table:table-cell table:number-matrix-columns-spanned="1" table:number-matrix-rows-spanned="1" table:formula="of:=SUM([.J3:.J27]&gt;[.$AH3:.$AH27])" office:value-type="float"/>
          <table:table-cell table:number-matrix-columns-spanned="1" table:number-matrix-rows-spanned="1" table:formula="of:=SUM([.K3:.K27]&gt;[.$AI3:.$AI27])" office:value-type="float"/>
          <table:table-cell table:number-matrix-columns-spanned="1" table:number-matrix-rows-spanned="1" table:formula="of:=SUM([.L3:.L27]&gt;[.$AJ3:.$AJ27])" office:value-type="float"/>
          <table:table-cell table:number-matrix-columns-spanned="1" table:number-matrix-rows-spanned="1" table:formula="of:=SUM([.M3:.M27]&gt;[.$AK3:.$AK27])" office:value-type="float"/>
          <table:table-cell table:number-matrix-columns-spanned="1" table:number-matrix-rows-spanned="1" table:formula="of:=SUM([.N3:.N27]&gt;[.$AL3:.$AL27])" office:value-type="float"/>
          <table:table-cell table:number-matrix-columns-spanned="1" table:number-matrix-rows-spanned="1" table:formula="of:=SUM([.O3:.O27]&gt;[.$AM3:.$AM27])" office:value-type="float"/>
          <table:table-cell table:number-matrix-columns-spanned="1" table:number-matrix-rows-spanned="1" table:formula="of:=SUM([.P3:.P27]&gt;[.$AN3:.$AN27])" office:value-type="float"/>
          <table:table-cell table:number-matrix-columns-spanned="1" table:number-matrix-rows-spanned="1" table:formula="of:=SUM([.Q3:.Q27]&gt;[.$AO3:.$AO27])" office:value-type="float"/>
          <table:table-cell table:number-matrix-columns-spanned="1" table:number-matrix-rows-spanned="1" table:formula="of:=SUM([.R3:.R27]&gt;[.$AH3:.$AH27])" office:value-type="float"/>
          <table:table-cell table:number-matrix-columns-spanned="1" table:number-matrix-rows-spanned="1" table:formula="of:=SUM([.S3:.S27]&gt;[.$AI3:.$AI27])" office:value-type="float"/>
          <table:table-cell table:number-matrix-columns-spanned="1" table:number-matrix-rows-spanned="1" table:formula="of:=SUM([.T3:.T27]&gt;[.$AJ3:.$AJ27])" office:value-type="float"/>
          <table:table-cell table:number-matrix-columns-spanned="1" table:number-matrix-rows-spanned="1" table:formula="of:=SUM([.U3:.U27]&gt;[.$AK3:.$AK27])" office:value-type="float"/>
          <table:table-cell table:number-matrix-columns-spanned="1" table:number-matrix-rows-spanned="1" table:formula="of:=SUM([.V3:.V27]&gt;[.$AL3:.$AL27])" office:value-type="float"/>
          <table:table-cell table:number-matrix-columns-spanned="1" table:number-matrix-rows-spanned="1" table:formula="of:=SUM([.W3:.W27]&gt;[.$AM3:.$AM27])" office:value-type="float"/>
          <table:table-cell table:number-matrix-columns-spanned="1" table:number-matrix-rows-spanned="1" table:formula="of:=SUM([.X3:.X27]&gt;[.$AN3:.$AN27])" office:value-type="float"/>
          <table:table-cell table:number-matrix-columns-spanned="1" table:number-matrix-rows-spanned="1" table:formula="of:=SUM([.Y3:.Y27]&gt;[.$AO3:.$AO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AP3:.$AP27])" office:value-type="float"/>
          <table:table-cell table:number-matrix-columns-spanned="1" table:number-matrix-rows-spanned="1" table:formula="of:=SUM([.C3:.C27]=[.$AQ3:.$AQ27])" office:value-type="float"/>
          <table:table-cell table:number-matrix-columns-spanned="1" table:number-matrix-rows-spanned="1" table:formula="of:=SUM([.D3:.D27]=[.$AR3:.$AR27])" office:value-type="float"/>
          <table:table-cell table:number-matrix-columns-spanned="1" table:number-matrix-rows-spanned="1" table:formula="of:=SUM([.E3:.E27]=[.$AS3:.$AS27])" office:value-type="float"/>
          <table:table-cell table:number-matrix-columns-spanned="1" table:number-matrix-rows-spanned="1" table:formula="of:=SUM([.F3:.F27]=[.$AT3:.$AT27])" office:value-type="float"/>
          <table:table-cell table:number-matrix-columns-spanned="1" table:number-matrix-rows-spanned="1" table:formula="of:=SUM([.G3:.G27]=[.$AU3:.$AU27])" office:value-type="float"/>
          <table:table-cell table:number-matrix-columns-spanned="1" table:number-matrix-rows-spanned="1" table:formula="of:=SUM([.H3:.H27]=[.$AV3:.$AV27])" office:value-type="float"/>
          <table:table-cell table:number-matrix-columns-spanned="1" table:number-matrix-rows-spanned="1" table:formula="of:=SUM([.I3:.I27]=[.$AW3:.$AW27])" office:value-type="float"/>
          <table:table-cell table:number-matrix-columns-spanned="1" table:number-matrix-rows-spanned="1" table:formula="of:=SUM([.J3:.J27]=[.$AP3:.$AP27])" office:value-type="float"/>
          <table:table-cell table:number-matrix-columns-spanned="1" table:number-matrix-rows-spanned="1" table:formula="of:=SUM([.K3:.K27]=[.$AQ3:.$AQ27])" office:value-type="float"/>
          <table:table-cell table:number-matrix-columns-spanned="1" table:number-matrix-rows-spanned="1" table:formula="of:=SUM([.L3:.L27]=[.$AR3:.$AR27])" office:value-type="float"/>
          <table:table-cell table:number-matrix-columns-spanned="1" table:number-matrix-rows-spanned="1" table:formula="of:=SUM([.M3:.M27]=[.$AS3:.$AS27])" office:value-type="float"/>
          <table:table-cell table:number-matrix-columns-spanned="1" table:number-matrix-rows-spanned="1" table:formula="of:=SUM([.N3:.N27]=[.$AT3:.$AT27])" office:value-type="float"/>
          <table:table-cell table:number-matrix-columns-spanned="1" table:number-matrix-rows-spanned="1" table:formula="of:=SUM([.O3:.O27]=[.$AU3:.$AU27])" office:value-type="float"/>
          <table:table-cell table:number-matrix-columns-spanned="1" table:number-matrix-rows-spanned="1" table:formula="of:=SUM([.P3:.P27]=[.$AV3:.$AV27])" office:value-type="float"/>
          <table:table-cell table:number-matrix-columns-spanned="1" table:number-matrix-rows-spanned="1" table:formula="of:=SUM([.Q3:.Q27]=[.$AW3:.$AW27])" office:value-type="float"/>
          <table:table-cell table:number-matrix-columns-spanned="1" table:number-matrix-rows-spanned="1" table:formula="of:=SUM([.R3:.R27]=[.$AP3:.$AP27])" office:value-type="float"/>
          <table:table-cell table:number-matrix-columns-spanned="1" table:number-matrix-rows-spanned="1" table:formula="of:=SUM([.S3:.S27]=[.$AQ3:.$AQ27])" office:value-type="float"/>
          <table:table-cell table:number-matrix-columns-spanned="1" table:number-matrix-rows-spanned="1" table:formula="of:=SUM([.T3:.T27]=[.$AR3:.$AR27])" office:value-type="float"/>
          <table:table-cell table:number-matrix-columns-spanned="1" table:number-matrix-rows-spanned="1" table:formula="of:=SUM([.U3:.U27]=[.$AS3:.$AS27])" office:value-type="float"/>
          <table:table-cell table:number-matrix-columns-spanned="1" table:number-matrix-rows-spanned="1" table:formula="of:=SUM([.V3:.V27]=[.$AT3:.$AT27])" office:value-type="float"/>
          <table:table-cell table:number-matrix-columns-spanned="1" table:number-matrix-rows-spanned="1" table:formula="of:=SUM([.W3:.W27]=[.$AU3:.$AU27])" office:value-type="float"/>
          <table:table-cell table:number-matrix-columns-spanned="1" table:number-matrix-rows-spanned="1" table:formula="of:=SUM([.X3:.X27]=[.$AV3:.$AV27])" office:value-type="float"/>
          <table:table-cell table:number-matrix-columns-spanned="1" table:number-matrix-rows-spanned="1" table:formula="of:=SUM([.Y3:.Y27]=[.$AW3:.$AW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SUM([Instances.D3:Instances.D7])" office:value-type="float"/>
          <table:table-cell office:value-type="string">
            <text:p/>
          </table:table-cell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SUM([Instances.L3:Instances.L7])" office:value-type="float"/>
          <table:table-cell office:value-type="string">
            <text:p/>
          </table:table-cell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MIN([.$B3];[.$J3];[.$R3])" office:value-type="float"/>
          <table:table-cell table:formula="of:=MIN([.$C3];[.$K3];[.$S3])" office:value-type="float"/>
          <table:table-cell table:formula="of:=MIN([.$D3];[.$L3];[.$T3])" office:value-type="float"/>
          <table:table-cell table:formula="of:=MIN([.$E3];[.$M3];[.$U3])" office:value-type="float"/>
          <table:table-cell table:formula="of:=MIN([.$F3];[.$N3];[.$V3])" office:value-type="float"/>
          <table:table-cell table:formula="of:=MIN([.$G3];[.$O3];[.$W3])" office:value-type="float"/>
          <table:table-cell table:formula="of:=MIN([.$H3];[.$P3];[.$X3])" office:value-type="float"/>
          <table:table-cell table:formula="of:=MIN([.$I3];[.$Q3];[.$Y3])" office:value-type="float"/>
          <table:table-cell table:formula="of:=MEDIAN([.$B3];[.$J3];[.$R3])" office:value-type="float"/>
          <table:table-cell table:formula="of:=MEDIAN([.$C3];[.$K3];[.$S3])" office:value-type="float"/>
          <table:table-cell table:formula="of:=MEDIAN([.$D3];[.$L3];[.$T3])" office:value-type="float"/>
          <table:table-cell table:formula="of:=MEDIAN([.$E3];[.$M3];[.$U3])" office:value-type="float"/>
          <table:table-cell table:formula="of:=MEDIAN([.$F3];[.$N3];[.$V3])" office:value-type="float"/>
          <table:table-cell table:formula="of:=MEDIAN([.$G3];[.$O3];[.$W3])" office:value-type="float"/>
          <table:table-cell table:formula="of:=MEDIAN([.$H3];[.$P3];[.$X3])" office:value-type="float"/>
          <table:table-cell table:formula="of:=MEDIAN([.$I3];[.$Q3];[.$Y3])" office:value-type="float"/>
          <table:table-cell table:formula="of:=MAX([.$B3];[.$J3];[.$R3])" office:value-type="float"/>
          <table:table-cell table:formula="of:=MAX([.$C3];[.$K3];[.$S3])" office:value-type="float"/>
          <table:table-cell table:formula="of:=MAX([.$D3];[.$L3];[.$T3])" office:value-type="float"/>
          <table:table-cell table:formula="of:=MAX([.$E3];[.$M3];[.$U3])" office:value-type="float"/>
          <table:table-cell table:formula="of:=MAX([.$F3];[.$N3];[.$V3])" office:value-type="float"/>
          <table:table-cell table:formula="of:=MAX([.$G3];[.$O3];[.$W3])" office:value-type="float"/>
          <table:table-cell table:formula="of:=MAX([.$H3];[.$P3];[.$X3])" office:value-type="float"/>
          <table:table-cell table:formula="of:=MAX([.$I3];[.$Q3];[.$Y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SUM([Instances.D8:Instances.D12])" office:value-type="float"/>
          <table:table-cell office:value-type="string">
            <text:p/>
          </table:table-cell>
          <table:table-cell table:formula="of:=AVERAGE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SUM([Instances.L8:Instances.L12])" office:value-type="float"/>
          <table:table-cell office:value-type="string">
            <text:p/>
          </table:table-cell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MIN([.$B4];[.$J4];[.$R4])" office:value-type="float"/>
          <table:table-cell table:formula="of:=MIN([.$C4];[.$K4];[.$S4])" office:value-type="float"/>
          <table:table-cell table:formula="of:=MIN([.$D4];[.$L4];[.$T4])" office:value-type="float"/>
          <table:table-cell table:formula="of:=MIN([.$E4];[.$M4];[.$U4])" office:value-type="float"/>
          <table:table-cell table:formula="of:=MIN([.$F4];[.$N4];[.$V4])" office:value-type="float"/>
          <table:table-cell table:formula="of:=MIN([.$G4];[.$O4];[.$W4])" office:value-type="float"/>
          <table:table-cell table:formula="of:=MIN([.$H4];[.$P4];[.$X4])" office:value-type="float"/>
          <table:table-cell table:formula="of:=MIN([.$I4];[.$Q4];[.$Y4])" office:value-type="float"/>
          <table:table-cell table:formula="of:=MEDIAN([.$B4];[.$J4];[.$R4])" office:value-type="float"/>
          <table:table-cell table:formula="of:=MEDIAN([.$C4];[.$K4];[.$S4])" office:value-type="float"/>
          <table:table-cell table:formula="of:=MEDIAN([.$D4];[.$L4];[.$T4])" office:value-type="float"/>
          <table:table-cell table:formula="of:=MEDIAN([.$E4];[.$M4];[.$U4])" office:value-type="float"/>
          <table:table-cell table:formula="of:=MEDIAN([.$F4];[.$N4];[.$V4])" office:value-type="float"/>
          <table:table-cell table:formula="of:=MEDIAN([.$G4];[.$O4];[.$W4])" office:value-type="float"/>
          <table:table-cell table:formula="of:=MEDIAN([.$H4];[.$P4];[.$X4])" office:value-type="float"/>
          <table:table-cell table:formula="of:=MEDIAN([.$I4];[.$Q4];[.$Y4])" office:value-type="float"/>
          <table:table-cell table:formula="of:=MAX([.$B4];[.$J4];[.$R4])" office:value-type="float"/>
          <table:table-cell table:formula="of:=MAX([.$C4];[.$K4];[.$S4])" office:value-type="float"/>
          <table:table-cell table:formula="of:=MAX([.$D4];[.$L4];[.$T4])" office:value-type="float"/>
          <table:table-cell table:formula="of:=MAX([.$E4];[.$M4];[.$U4])" office:value-type="float"/>
          <table:table-cell table:formula="of:=MAX([.$F4];[.$N4];[.$V4])" office:value-type="float"/>
          <table:table-cell table:formula="of:=MAX([.$G4];[.$O4];[.$W4])" office:value-type="float"/>
          <table:table-cell table:formula="of:=MAX([.$H4];[.$P4];[.$X4])" office:value-type="float"/>
          <table:table-cell table:formula="of:=MAX([.$I4];[.$Q4];[.$Y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SUM([Instances.D13:Instances.D17])" office:value-type="float"/>
          <table:table-cell office:value-type="string">
            <text:p/>
          </table:table-cell>
          <table:table-cell table:formula="of:=AVERAGE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SUM([Instances.L13:Instances.L17])" office:value-type="float"/>
          <table:table-cell office:value-type="string">
            <text:p/>
          </table:table-cell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MIN([.$B5];[.$J5];[.$R5])" office:value-type="float"/>
          <table:table-cell table:formula="of:=MIN([.$C5];[.$K5];[.$S5])" office:value-type="float"/>
          <table:table-cell table:formula="of:=MIN([.$D5];[.$L5];[.$T5])" office:value-type="float"/>
          <table:table-cell table:formula="of:=MIN([.$E5];[.$M5];[.$U5])" office:value-type="float"/>
          <table:table-cell table:formula="of:=MIN([.$F5];[.$N5];[.$V5])" office:value-type="float"/>
          <table:table-cell table:formula="of:=MIN([.$G5];[.$O5];[.$W5])" office:value-type="float"/>
          <table:table-cell table:formula="of:=MIN([.$H5];[.$P5];[.$X5])" office:value-type="float"/>
          <table:table-cell table:formula="of:=MIN([.$I5];[.$Q5];[.$Y5])" office:value-type="float"/>
          <table:table-cell table:formula="of:=MEDIAN([.$B5];[.$J5];[.$R5])" office:value-type="float"/>
          <table:table-cell table:formula="of:=MEDIAN([.$C5];[.$K5];[.$S5])" office:value-type="float"/>
          <table:table-cell table:formula="of:=MEDIAN([.$D5];[.$L5];[.$T5])" office:value-type="float"/>
          <table:table-cell table:formula="of:=MEDIAN([.$E5];[.$M5];[.$U5])" office:value-type="float"/>
          <table:table-cell table:formula="of:=MEDIAN([.$F5];[.$N5];[.$V5])" office:value-type="float"/>
          <table:table-cell table:formula="of:=MEDIAN([.$G5];[.$O5];[.$W5])" office:value-type="float"/>
          <table:table-cell table:formula="of:=MEDIAN([.$H5];[.$P5];[.$X5])" office:value-type="float"/>
          <table:table-cell table:formula="of:=MEDIAN([.$I5];[.$Q5];[.$Y5])" office:value-type="float"/>
          <table:table-cell table:formula="of:=MAX([.$B5];[.$J5];[.$R5])" office:value-type="float"/>
          <table:table-cell table:formula="of:=MAX([.$C5];[.$K5];[.$S5])" office:value-type="float"/>
          <table:table-cell table:formula="of:=MAX([.$D5];[.$L5];[.$T5])" office:value-type="float"/>
          <table:table-cell table:formula="of:=MAX([.$E5];[.$M5];[.$U5])" office:value-type="float"/>
          <table:table-cell table:formula="of:=MAX([.$F5];[.$N5];[.$V5])" office:value-type="float"/>
          <table:table-cell table:formula="of:=MAX([.$G5];[.$O5];[.$W5])" office:value-type="float"/>
          <table:table-cell table:formula="of:=MAX([.$H5];[.$P5];[.$X5])" office:value-type="float"/>
          <table:table-cell table:formula="of:=MAX([.$I5];[.$Q5];[.$Y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SUM([Instances.D18:Instances.D22])" office:value-type="float"/>
          <table:table-cell office:value-type="string">
            <text:p/>
          </table:table-cell>
          <table:table-cell table:formula="of:=AVERAGE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SUM([Instances.L18:Instances.L22])" office:value-type="float"/>
          <table:table-cell office:value-type="string">
            <text:p/>
          </table:table-cell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MIN([.$B6];[.$J6];[.$R6])" office:value-type="float"/>
          <table:table-cell table:formula="of:=MIN([.$C6];[.$K6];[.$S6])" office:value-type="float"/>
          <table:table-cell table:formula="of:=MIN([.$D6];[.$L6];[.$T6])" office:value-type="float"/>
          <table:table-cell table:formula="of:=MIN([.$E6];[.$M6];[.$U6])" office:value-type="float"/>
          <table:table-cell table:formula="of:=MIN([.$F6];[.$N6];[.$V6])" office:value-type="float"/>
          <table:table-cell table:formula="of:=MIN([.$G6];[.$O6];[.$W6])" office:value-type="float"/>
          <table:table-cell table:formula="of:=MIN([.$H6];[.$P6];[.$X6])" office:value-type="float"/>
          <table:table-cell table:formula="of:=MIN([.$I6];[.$Q6];[.$Y6])" office:value-type="float"/>
          <table:table-cell table:formula="of:=MEDIAN([.$B6];[.$J6];[.$R6])" office:value-type="float"/>
          <table:table-cell table:formula="of:=MEDIAN([.$C6];[.$K6];[.$S6])" office:value-type="float"/>
          <table:table-cell table:formula="of:=MEDIAN([.$D6];[.$L6];[.$T6])" office:value-type="float"/>
          <table:table-cell table:formula="of:=MEDIAN([.$E6];[.$M6];[.$U6])" office:value-type="float"/>
          <table:table-cell table:formula="of:=MEDIAN([.$F6];[.$N6];[.$V6])" office:value-type="float"/>
          <table:table-cell table:formula="of:=MEDIAN([.$G6];[.$O6];[.$W6])" office:value-type="float"/>
          <table:table-cell table:formula="of:=MEDIAN([.$H6];[.$P6];[.$X6])" office:value-type="float"/>
          <table:table-cell table:formula="of:=MEDIAN([.$I6];[.$Q6];[.$Y6])" office:value-type="float"/>
          <table:table-cell table:formula="of:=MAX([.$B6];[.$J6];[.$R6])" office:value-type="float"/>
          <table:table-cell table:formula="of:=MAX([.$C6];[.$K6];[.$S6])" office:value-type="float"/>
          <table:table-cell table:formula="of:=MAX([.$D6];[.$L6];[.$T6])" office:value-type="float"/>
          <table:table-cell table:formula="of:=MAX([.$E6];[.$M6];[.$U6])" office:value-type="float"/>
          <table:table-cell table:formula="of:=MAX([.$F6];[.$N6];[.$V6])" office:value-type="float"/>
          <table:table-cell table:formula="of:=MAX([.$G6];[.$O6];[.$W6])" office:value-type="float"/>
          <table:table-cell table:formula="of:=MAX([.$H6];[.$P6];[.$X6])" office:value-type="float"/>
          <table:table-cell table:formula="of:=MAX([.$I6];[.$Q6];[.$Y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SUM([Instances.D23:Instances.D27])" office:value-type="float"/>
          <table:table-cell table:formula="of:=AVERAGE([Instances.E23:Instances.E27])" office:value-type="float"/>
          <table:table-cell table:formula="of:=AVERAGE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SUM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MIN([.$B7];[.$J7];[.$R7])" office:value-type="float"/>
          <table:table-cell table:formula="of:=MIN([.$C7];[.$K7];[.$S7])" office:value-type="float"/>
          <table:table-cell table:formula="of:=MIN([.$D7];[.$L7];[.$T7])" office:value-type="float"/>
          <table:table-cell table:formula="of:=MIN([.$E7];[.$M7];[.$U7])" office:value-type="float"/>
          <table:table-cell table:formula="of:=MIN([.$F7];[.$N7];[.$V7])" office:value-type="float"/>
          <table:table-cell table:formula="of:=MIN([.$G7];[.$O7];[.$W7])" office:value-type="float"/>
          <table:table-cell table:formula="of:=MIN([.$H7];[.$P7];[.$X7])" office:value-type="float"/>
          <table:table-cell table:formula="of:=MIN([.$I7];[.$Q7];[.$Y7])" office:value-type="float"/>
          <table:table-cell table:formula="of:=MEDIAN([.$B7];[.$J7];[.$R7])" office:value-type="float"/>
          <table:table-cell table:formula="of:=MEDIAN([.$C7];[.$K7];[.$S7])" office:value-type="float"/>
          <table:table-cell table:formula="of:=MEDIAN([.$D7];[.$L7];[.$T7])" office:value-type="float"/>
          <table:table-cell table:formula="of:=MEDIAN([.$E7];[.$M7];[.$U7])" office:value-type="float"/>
          <table:table-cell table:formula="of:=MEDIAN([.$F7];[.$N7];[.$V7])" office:value-type="float"/>
          <table:table-cell table:formula="of:=MEDIAN([.$G7];[.$O7];[.$W7])" office:value-type="float"/>
          <table:table-cell table:formula="of:=MEDIAN([.$H7];[.$P7];[.$X7])" office:value-type="float"/>
          <table:table-cell table:formula="of:=MEDIAN([.$I7];[.$Q7];[.$Y7])" office:value-type="float"/>
          <table:table-cell table:formula="of:=MAX([.$B7];[.$J7];[.$R7])" office:value-type="float"/>
          <table:table-cell table:formula="of:=MAX([.$C7];[.$K7];[.$S7])" office:value-type="float"/>
          <table:table-cell table:formula="of:=MAX([.$D7];[.$L7];[.$T7])" office:value-type="float"/>
          <table:table-cell table:formula="of:=MAX([.$E7];[.$M7];[.$U7])" office:value-type="float"/>
          <table:table-cell table:formula="of:=MAX([.$F7];[.$N7];[.$V7])" office:value-type="float"/>
          <table:table-cell table:formula="of:=MAX([.$G7];[.$O7];[.$W7])" office:value-type="float"/>
          <table:table-cell table:formula="of:=MAX([.$H7];[.$P7];[.$X7])" office:value-type="float"/>
          <table:table-cell table:formula="of:=MAX([.$I7];[.$Q7];[.$Y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Z3:.$Z7])^2)^0.5" office:value-type="float"/>
          <table:table-cell table:number-matrix-columns-spanned="1" table:number-matrix-rows-spanned="1" table:formula="of:=SUM(([.C3:.C7]-[.$AA3:.$AA7])^2)^0.5" office:value-type="float"/>
          <table:table-cell table:number-matrix-columns-spanned="1" table:number-matrix-rows-spanned="1" table:formula="of:=SUM(([.D3:.D7]-[.$AB3:.$AB7])^2)^0.5" office:value-type="float"/>
          <table:table-cell table:number-matrix-columns-spanned="1" table:number-matrix-rows-spanned="1" table:formula="of:=SUM(([.E3:.E7]-[.$AC3:.$AC7])^2)^0.5" office:value-type="float"/>
          <table:table-cell table:number-matrix-columns-spanned="1" table:number-matrix-rows-spanned="1" table:formula="of:=SUM(([.F3:.F7]-[.$AD3:.$AD7])^2)^0.5" office:value-type="float"/>
          <table:table-cell table:number-matrix-columns-spanned="1" table:number-matrix-rows-spanned="1" table:formula="of:=SUM(([.G3:.G7]-[.$AE3:.$AE7])^2)^0.5" office:value-type="float"/>
          <table:table-cell table:number-matrix-columns-spanned="1" table:number-matrix-rows-spanned="1" table:formula="of:=SUM(([.H3:.H7]-[.$AF3:.$AF7])^2)^0.5" office:value-type="float"/>
          <table:table-cell table:number-matrix-columns-spanned="1" table:number-matrix-rows-spanned="1" table:formula="of:=SUM(([.I3:.I7]-[.$AG3:.$AG7])^2)^0.5" office:value-type="float"/>
          <table:table-cell table:number-matrix-columns-spanned="1" table:number-matrix-rows-spanned="1" table:formula="of:=SUM(([.J3:.J7]-[.$Z3:.$Z7])^2)^0.5" office:value-type="float"/>
          <table:table-cell table:number-matrix-columns-spanned="1" table:number-matrix-rows-spanned="1" table:formula="of:=SUM(([.K3:.K7]-[.$AA3:.$AA7])^2)^0.5" office:value-type="float"/>
          <table:table-cell table:number-matrix-columns-spanned="1" table:number-matrix-rows-spanned="1" table:formula="of:=SUM(([.L3:.L7]-[.$AB3:.$AB7])^2)^0.5" office:value-type="float"/>
          <table:table-cell table:number-matrix-columns-spanned="1" table:number-matrix-rows-spanned="1" table:formula="of:=SUM(([.M3:.M7]-[.$AC3:.$AC7])^2)^0.5" office:value-type="float"/>
          <table:table-cell table:number-matrix-columns-spanned="1" table:number-matrix-rows-spanned="1" table:formula="of:=SUM(([.N3:.N7]-[.$AD3:.$AD7])^2)^0.5" office:value-type="float"/>
          <table:table-cell table:number-matrix-columns-spanned="1" table:number-matrix-rows-spanned="1" table:formula="of:=SUM(([.O3:.O7]-[.$AE3:.$AE7])^2)^0.5" office:value-type="float"/>
          <table:table-cell table:number-matrix-columns-spanned="1" table:number-matrix-rows-spanned="1" table:formula="of:=SUM(([.P3:.P7]-[.$AF3:.$AF7])^2)^0.5" office:value-type="float"/>
          <table:table-cell table:number-matrix-columns-spanned="1" table:number-matrix-rows-spanned="1" table:formula="of:=SUM(([.Q3:.Q7]-[.$AG3:.$AG7])^2)^0.5" office:value-type="float"/>
          <table:table-cell table:number-matrix-columns-spanned="1" table:number-matrix-rows-spanned="1" table:formula="of:=SUM(([.R3:.R7]-[.$Z3:.$Z7])^2)^0.5" office:value-type="float"/>
          <table:table-cell table:number-matrix-columns-spanned="1" table:number-matrix-rows-spanned="1" table:formula="of:=SUM(([.S3:.S7]-[.$AA3:.$AA7])^2)^0.5" office:value-type="float"/>
          <table:table-cell table:number-matrix-columns-spanned="1" table:number-matrix-rows-spanned="1" table:formula="of:=SUM(([.T3:.T7]-[.$AB3:.$AB7])^2)^0.5" office:value-type="float"/>
          <table:table-cell table:number-matrix-columns-spanned="1" table:number-matrix-rows-spanned="1" table:formula="of:=SUM(([.U3:.U7]-[.$AC3:.$AC7])^2)^0.5" office:value-type="float"/>
          <table:table-cell table:number-matrix-columns-spanned="1" table:number-matrix-rows-spanned="1" table:formula="of:=SUM(([.V3:.V7]-[.$AD3:.$AD7])^2)^0.5" office:value-type="float"/>
          <table:table-cell table:number-matrix-columns-spanned="1" table:number-matrix-rows-spanned="1" table:formula="of:=SUM(([.W3:.W7]-[.$AE3:.$AE7])^2)^0.5" office:value-type="float"/>
          <table:table-cell table:number-matrix-columns-spanned="1" table:number-matrix-rows-spanned="1" table:formula="of:=SUM(([.X3:.X7]-[.$AF3:.$AF7])^2)^0.5" office:value-type="float"/>
          <table:table-cell table:number-matrix-columns-spanned="1" table:number-matrix-rows-spanned="1" table:formula="of:=SUM(([.Y3:.Y7]-[.$AG3:.$A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Z3:.$Z7])" office:value-type="float"/>
          <table:table-cell table:number-matrix-columns-spanned="1" table:number-matrix-rows-spanned="1" table:formula="of:=SUM([.C3:.C7]=[.$AA3:.$AA7])" office:value-type="float"/>
          <table:table-cell table:number-matrix-columns-spanned="1" table:number-matrix-rows-spanned="1" table:formula="of:=SUM([.D3:.D7]=[.$AB3:.$AB7])" office:value-type="float"/>
          <table:table-cell table:number-matrix-columns-spanned="1" table:number-matrix-rows-spanned="1" table:formula="of:=SUM([.E3:.E7]=[.$AC3:.$AC7])" office:value-type="float"/>
          <table:table-cell table:number-matrix-columns-spanned="1" table:number-matrix-rows-spanned="1" table:formula="of:=SUM([.F3:.F7]=[.$AD3:.$AD7])" office:value-type="float"/>
          <table:table-cell table:number-matrix-columns-spanned="1" table:number-matrix-rows-spanned="1" table:formula="of:=SUM([.G3:.G7]=[.$AE3:.$AE7])" office:value-type="float"/>
          <table:table-cell table:number-matrix-columns-spanned="1" table:number-matrix-rows-spanned="1" table:formula="of:=SUM([.H3:.H7]=[.$AF3:.$AF7])" office:value-type="float"/>
          <table:table-cell table:number-matrix-columns-spanned="1" table:number-matrix-rows-spanned="1" table:formula="of:=SUM([.I3:.I7]=[.$AG3:.$AG7])" office:value-type="float"/>
          <table:table-cell table:number-matrix-columns-spanned="1" table:number-matrix-rows-spanned="1" table:formula="of:=SUM([.J3:.J7]=[.$Z3:.$Z7])" office:value-type="float"/>
          <table:table-cell table:number-matrix-columns-spanned="1" table:number-matrix-rows-spanned="1" table:formula="of:=SUM([.K3:.K7]=[.$AA3:.$AA7])" office:value-type="float"/>
          <table:table-cell table:number-matrix-columns-spanned="1" table:number-matrix-rows-spanned="1" table:formula="of:=SUM([.L3:.L7]=[.$AB3:.$AB7])" office:value-type="float"/>
          <table:table-cell table:number-matrix-columns-spanned="1" table:number-matrix-rows-spanned="1" table:formula="of:=SUM([.M3:.M7]=[.$AC3:.$AC7])" office:value-type="float"/>
          <table:table-cell table:number-matrix-columns-spanned="1" table:number-matrix-rows-spanned="1" table:formula="of:=SUM([.N3:.N7]=[.$AD3:.$AD7])" office:value-type="float"/>
          <table:table-cell table:number-matrix-columns-spanned="1" table:number-matrix-rows-spanned="1" table:formula="of:=SUM([.O3:.O7]=[.$AE3:.$AE7])" office:value-type="float"/>
          <table:table-cell table:number-matrix-columns-spanned="1" table:number-matrix-rows-spanned="1" table:formula="of:=SUM([.P3:.P7]=[.$AF3:.$AF7])" office:value-type="float"/>
          <table:table-cell table:number-matrix-columns-spanned="1" table:number-matrix-rows-spanned="1" table:formula="of:=SUM([.Q3:.Q7]=[.$AG3:.$AG7])" office:value-type="float"/>
          <table:table-cell table:number-matrix-columns-spanned="1" table:number-matrix-rows-spanned="1" table:formula="of:=SUM([.R3:.R7]=[.$Z3:.$Z7])" office:value-type="float"/>
          <table:table-cell table:number-matrix-columns-spanned="1" table:number-matrix-rows-spanned="1" table:formula="of:=SUM([.S3:.S7]=[.$AA3:.$AA7])" office:value-type="float"/>
          <table:table-cell table:number-matrix-columns-spanned="1" table:number-matrix-rows-spanned="1" table:formula="of:=SUM([.T3:.T7]=[.$AB3:.$AB7])" office:value-type="float"/>
          <table:table-cell table:number-matrix-columns-spanned="1" table:number-matrix-rows-spanned="1" table:formula="of:=SUM([.U3:.U7]=[.$AC3:.$AC7])" office:value-type="float"/>
          <table:table-cell table:number-matrix-columns-spanned="1" table:number-matrix-rows-spanned="1" table:formula="of:=SUM([.V3:.V7]=[.$AD3:.$AD7])" office:value-type="float"/>
          <table:table-cell table:number-matrix-columns-spanned="1" table:number-matrix-rows-spanned="1" table:formula="of:=SUM([.W3:.W7]=[.$AE3:.$AE7])" office:value-type="float"/>
          <table:table-cell table:number-matrix-columns-spanned="1" table:number-matrix-rows-spanned="1" table:formula="of:=SUM([.X3:.X7]=[.$AF3:.$AF7])" office:value-type="float"/>
          <table:table-cell table:number-matrix-columns-spanned="1" table:number-matrix-rows-spanned="1" table:formula="of:=SUM([.Y3:.Y7]=[.$AG3:.$A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H3:.$AH7])" office:value-type="float"/>
          <table:table-cell table:number-matrix-columns-spanned="1" table:number-matrix-rows-spanned="1" table:formula="of:=SUM([.C3:.C7]&lt;[.$AI3:.$AI7])" office:value-type="float"/>
          <table:table-cell table:number-matrix-columns-spanned="1" table:number-matrix-rows-spanned="1" table:formula="of:=SUM([.D3:.D7]&lt;[.$AJ3:.$AJ7])" office:value-type="float"/>
          <table:table-cell table:number-matrix-columns-spanned="1" table:number-matrix-rows-spanned="1" table:formula="of:=SUM([.E3:.E7]&lt;[.$AK3:.$AK7])" office:value-type="float"/>
          <table:table-cell table:number-matrix-columns-spanned="1" table:number-matrix-rows-spanned="1" table:formula="of:=SUM([.F3:.F7]&lt;[.$AL3:.$AL7])" office:value-type="float"/>
          <table:table-cell table:number-matrix-columns-spanned="1" table:number-matrix-rows-spanned="1" table:formula="of:=SUM([.G3:.G7]&lt;[.$AM3:.$AM7])" office:value-type="float"/>
          <table:table-cell table:number-matrix-columns-spanned="1" table:number-matrix-rows-spanned="1" table:formula="of:=SUM([.H3:.H7]&lt;[.$AN3:.$AN7])" office:value-type="float"/>
          <table:table-cell table:number-matrix-columns-spanned="1" table:number-matrix-rows-spanned="1" table:formula="of:=SUM([.I3:.I7]&lt;[.$AO3:.$AO7])" office:value-type="float"/>
          <table:table-cell table:number-matrix-columns-spanned="1" table:number-matrix-rows-spanned="1" table:formula="of:=SUM([.J3:.J7]&lt;[.$AH3:.$AH7])" office:value-type="float"/>
          <table:table-cell table:number-matrix-columns-spanned="1" table:number-matrix-rows-spanned="1" table:formula="of:=SUM([.K3:.K7]&lt;[.$AI3:.$AI7])" office:value-type="float"/>
          <table:table-cell table:number-matrix-columns-spanned="1" table:number-matrix-rows-spanned="1" table:formula="of:=SUM([.L3:.L7]&lt;[.$AJ3:.$AJ7])" office:value-type="float"/>
          <table:table-cell table:number-matrix-columns-spanned="1" table:number-matrix-rows-spanned="1" table:formula="of:=SUM([.M3:.M7]&lt;[.$AK3:.$AK7])" office:value-type="float"/>
          <table:table-cell table:number-matrix-columns-spanned="1" table:number-matrix-rows-spanned="1" table:formula="of:=SUM([.N3:.N7]&lt;[.$AL3:.$AL7])" office:value-type="float"/>
          <table:table-cell table:number-matrix-columns-spanned="1" table:number-matrix-rows-spanned="1" table:formula="of:=SUM([.O3:.O7]&lt;[.$AM3:.$AM7])" office:value-type="float"/>
          <table:table-cell table:number-matrix-columns-spanned="1" table:number-matrix-rows-spanned="1" table:formula="of:=SUM([.P3:.P7]&lt;[.$AN3:.$AN7])" office:value-type="float"/>
          <table:table-cell table:number-matrix-columns-spanned="1" table:number-matrix-rows-spanned="1" table:formula="of:=SUM([.Q3:.Q7]&lt;[.$AO3:.$AO7])" office:value-type="float"/>
          <table:table-cell table:number-matrix-columns-spanned="1" table:number-matrix-rows-spanned="1" table:formula="of:=SUM([.R3:.R7]&lt;[.$AH3:.$AH7])" office:value-type="float"/>
          <table:table-cell table:number-matrix-columns-spanned="1" table:number-matrix-rows-spanned="1" table:formula="of:=SUM([.S3:.S7]&lt;[.$AI3:.$AI7])" office:value-type="float"/>
          <table:table-cell table:number-matrix-columns-spanned="1" table:number-matrix-rows-spanned="1" table:formula="of:=SUM([.T3:.T7]&lt;[.$AJ3:.$AJ7])" office:value-type="float"/>
          <table:table-cell table:number-matrix-columns-spanned="1" table:number-matrix-rows-spanned="1" table:formula="of:=SUM([.U3:.U7]&lt;[.$AK3:.$AK7])" office:value-type="float"/>
          <table:table-cell table:number-matrix-columns-spanned="1" table:number-matrix-rows-spanned="1" table:formula="of:=SUM([.V3:.V7]&lt;[.$AL3:.$AL7])" office:value-type="float"/>
          <table:table-cell table:number-matrix-columns-spanned="1" table:number-matrix-rows-spanned="1" table:formula="of:=SUM([.W3:.W7]&lt;[.$AM3:.$AM7])" office:value-type="float"/>
          <table:table-cell table:number-matrix-columns-spanned="1" table:number-matrix-rows-spanned="1" table:formula="of:=SUM([.X3:.X7]&lt;[.$AN3:.$AN7])" office:value-type="float"/>
          <table:table-cell table:number-matrix-columns-spanned="1" table:number-matrix-rows-spanned="1" table:formula="of:=SUM([.Y3:.Y7]&lt;[.$AO3:.$AO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H3:.$AH7])" office:value-type="float"/>
          <table:table-cell table:number-matrix-columns-spanned="1" table:number-matrix-rows-spanned="1" table:formula="of:=SUM([.C3:.C7]&gt;[.$AI3:.$AI7])" office:value-type="float"/>
          <table:table-cell table:number-matrix-columns-spanned="1" table:number-matrix-rows-spanned="1" table:formula="of:=SUM([.D3:.D7]&gt;[.$AJ3:.$AJ7])" office:value-type="float"/>
          <table:table-cell table:number-matrix-columns-spanned="1" table:number-matrix-rows-spanned="1" table:formula="of:=SUM([.E3:.E7]&gt;[.$AK3:.$AK7])" office:value-type="float"/>
          <table:table-cell table:number-matrix-columns-spanned="1" table:number-matrix-rows-spanned="1" table:formula="of:=SUM([.F3:.F7]&gt;[.$AL3:.$AL7])" office:value-type="float"/>
          <table:table-cell table:number-matrix-columns-spanned="1" table:number-matrix-rows-spanned="1" table:formula="of:=SUM([.G3:.G7]&gt;[.$AM3:.$AM7])" office:value-type="float"/>
          <table:table-cell table:number-matrix-columns-spanned="1" table:number-matrix-rows-spanned="1" table:formula="of:=SUM([.H3:.H7]&gt;[.$AN3:.$AN7])" office:value-type="float"/>
          <table:table-cell table:number-matrix-columns-spanned="1" table:number-matrix-rows-spanned="1" table:formula="of:=SUM([.I3:.I7]&gt;[.$AO3:.$AO7])" office:value-type="float"/>
          <table:table-cell table:number-matrix-columns-spanned="1" table:number-matrix-rows-spanned="1" table:formula="of:=SUM([.J3:.J7]&gt;[.$AH3:.$AH7])" office:value-type="float"/>
          <table:table-cell table:number-matrix-columns-spanned="1" table:number-matrix-rows-spanned="1" table:formula="of:=SUM([.K3:.K7]&gt;[.$AI3:.$AI7])" office:value-type="float"/>
          <table:table-cell table:number-matrix-columns-spanned="1" table:number-matrix-rows-spanned="1" table:formula="of:=SUM([.L3:.L7]&gt;[.$AJ3:.$AJ7])" office:value-type="float"/>
          <table:table-cell table:number-matrix-columns-spanned="1" table:number-matrix-rows-spanned="1" table:formula="of:=SUM([.M3:.M7]&gt;[.$AK3:.$AK7])" office:value-type="float"/>
          <table:table-cell table:number-matrix-columns-spanned="1" table:number-matrix-rows-spanned="1" table:formula="of:=SUM([.N3:.N7]&gt;[.$AL3:.$AL7])" office:value-type="float"/>
          <table:table-cell table:number-matrix-columns-spanned="1" table:number-matrix-rows-spanned="1" table:formula="of:=SUM([.O3:.O7]&gt;[.$AM3:.$AM7])" office:value-type="float"/>
          <table:table-cell table:number-matrix-columns-spanned="1" table:number-matrix-rows-spanned="1" table:formula="of:=SUM([.P3:.P7]&gt;[.$AN3:.$AN7])" office:value-type="float"/>
          <table:table-cell table:number-matrix-columns-spanned="1" table:number-matrix-rows-spanned="1" table:formula="of:=SUM([.Q3:.Q7]&gt;[.$AO3:.$AO7])" office:value-type="float"/>
          <table:table-cell table:number-matrix-columns-spanned="1" table:number-matrix-rows-spanned="1" table:formula="of:=SUM([.R3:.R7]&gt;[.$AH3:.$AH7])" office:value-type="float"/>
          <table:table-cell table:number-matrix-columns-spanned="1" table:number-matrix-rows-spanned="1" table:formula="of:=SUM([.S3:.S7]&gt;[.$AI3:.$AI7])" office:value-type="float"/>
          <table:table-cell table:number-matrix-columns-spanned="1" table:number-matrix-rows-spanned="1" table:formula="of:=SUM([.T3:.T7]&gt;[.$AJ3:.$AJ7])" office:value-type="float"/>
          <table:table-cell table:number-matrix-columns-spanned="1" table:number-matrix-rows-spanned="1" table:formula="of:=SUM([.U3:.U7]&gt;[.$AK3:.$AK7])" office:value-type="float"/>
          <table:table-cell table:number-matrix-columns-spanned="1" table:number-matrix-rows-spanned="1" table:formula="of:=SUM([.V3:.V7]&gt;[.$AL3:.$AL7])" office:value-type="float"/>
          <table:table-cell table:number-matrix-columns-spanned="1" table:number-matrix-rows-spanned="1" table:formula="of:=SUM([.W3:.W7]&gt;[.$AM3:.$AM7])" office:value-type="float"/>
          <table:table-cell table:number-matrix-columns-spanned="1" table:number-matrix-rows-spanned="1" table:formula="of:=SUM([.X3:.X7]&gt;[.$AN3:.$AN7])" office:value-type="float"/>
          <table:table-cell table:number-matrix-columns-spanned="1" table:number-matrix-rows-spanned="1" table:formula="of:=SUM([.Y3:.Y7]&gt;[.$AO3:.$AO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P3:.$AP7])" office:value-type="float"/>
          <table:table-cell table:number-matrix-columns-spanned="1" table:number-matrix-rows-spanned="1" table:formula="of:=SUM([.C3:.C7]=[.$AQ3:.$AQ7])" office:value-type="float"/>
          <table:table-cell table:number-matrix-columns-spanned="1" table:number-matrix-rows-spanned="1" table:formula="of:=SUM([.D3:.D7]=[.$AR3:.$AR7])" office:value-type="float"/>
          <table:table-cell table:number-matrix-columns-spanned="1" table:number-matrix-rows-spanned="1" table:formula="of:=SUM([.E3:.E7]=[.$AS3:.$AS7])" office:value-type="float"/>
          <table:table-cell table:number-matrix-columns-spanned="1" table:number-matrix-rows-spanned="1" table:formula="of:=SUM([.F3:.F7]=[.$AT3:.$AT7])" office:value-type="float"/>
          <table:table-cell table:number-matrix-columns-spanned="1" table:number-matrix-rows-spanned="1" table:formula="of:=SUM([.G3:.G7]=[.$AU3:.$AU7])" office:value-type="float"/>
          <table:table-cell table:number-matrix-columns-spanned="1" table:number-matrix-rows-spanned="1" table:formula="of:=SUM([.H3:.H7]=[.$AV3:.$AV7])" office:value-type="float"/>
          <table:table-cell table:number-matrix-columns-spanned="1" table:number-matrix-rows-spanned="1" table:formula="of:=SUM([.I3:.I7]=[.$AW3:.$AW7])" office:value-type="float"/>
          <table:table-cell table:number-matrix-columns-spanned="1" table:number-matrix-rows-spanned="1" table:formula="of:=SUM([.J3:.J7]=[.$AP3:.$AP7])" office:value-type="float"/>
          <table:table-cell table:number-matrix-columns-spanned="1" table:number-matrix-rows-spanned="1" table:formula="of:=SUM([.K3:.K7]=[.$AQ3:.$AQ7])" office:value-type="float"/>
          <table:table-cell table:number-matrix-columns-spanned="1" table:number-matrix-rows-spanned="1" table:formula="of:=SUM([.L3:.L7]=[.$AR3:.$AR7])" office:value-type="float"/>
          <table:table-cell table:number-matrix-columns-spanned="1" table:number-matrix-rows-spanned="1" table:formula="of:=SUM([.M3:.M7]=[.$AS3:.$AS7])" office:value-type="float"/>
          <table:table-cell table:number-matrix-columns-spanned="1" table:number-matrix-rows-spanned="1" table:formula="of:=SUM([.N3:.N7]=[.$AT3:.$AT7])" office:value-type="float"/>
          <table:table-cell table:number-matrix-columns-spanned="1" table:number-matrix-rows-spanned="1" table:formula="of:=SUM([.O3:.O7]=[.$AU3:.$AU7])" office:value-type="float"/>
          <table:table-cell table:number-matrix-columns-spanned="1" table:number-matrix-rows-spanned="1" table:formula="of:=SUM([.P3:.P7]=[.$AV3:.$AV7])" office:value-type="float"/>
          <table:table-cell table:number-matrix-columns-spanned="1" table:number-matrix-rows-spanned="1" table:formula="of:=SUM([.Q3:.Q7]=[.$AW3:.$AW7])" office:value-type="float"/>
          <table:table-cell table:number-matrix-columns-spanned="1" table:number-matrix-rows-spanned="1" table:formula="of:=SUM([.R3:.R7]=[.$AP3:.$AP7])" office:value-type="float"/>
          <table:table-cell table:number-matrix-columns-spanned="1" table:number-matrix-rows-spanned="1" table:formula="of:=SUM([.S3:.S7]=[.$AQ3:.$AQ7])" office:value-type="float"/>
          <table:table-cell table:number-matrix-columns-spanned="1" table:number-matrix-rows-spanned="1" table:formula="of:=SUM([.T3:.T7]=[.$AR3:.$AR7])" office:value-type="float"/>
          <table:table-cell table:number-matrix-columns-spanned="1" table:number-matrix-rows-spanned="1" table:formula="of:=SUM([.U3:.U7]=[.$AS3:.$AS7])" office:value-type="float"/>
          <table:table-cell table:number-matrix-columns-spanned="1" table:number-matrix-rows-spanned="1" table:formula="of:=SUM([.V3:.V7]=[.$AT3:.$AT7])" office:value-type="float"/>
          <table:table-cell table:number-matrix-columns-spanned="1" table:number-matrix-rows-spanned="1" table:formula="of:=SUM([.W3:.W7]=[.$AU3:.$AU7])" office:value-type="float"/>
          <table:table-cell table:number-matrix-columns-spanned="1" table:number-matrix-rows-spanned="1" table:formula="of:=SUM([.X3:.X7]=[.$AV3:.$AV7])" office:value-type="float"/>
          <table:table-cell table:number-matrix-columns-spanned="1" table:number-matrix-rows-spanned="1" table:formula="of:=SUM([.Y3:.Y7]=[.$AW3:.$AW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